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717cm"/>
    </style:style>
    <style:style style:name="co2" style:family="table-column">
      <style:table-column-properties fo:break-before="auto" style:column-width="13.139cm"/>
    </style:style>
    <style:style style:name="co3" style:family="table-column">
      <style:table-column-properties fo:break-before="auto" style:column-width="8.001cm"/>
    </style:style>
    <style:style style:name="co4" style:family="table-column">
      <style:table-column-properties fo:break-before="auto" style:column-width="2.447cm"/>
    </style:style>
    <style:style style:name="co5" style:family="table-column">
      <style:table-column-properties fo:break-before="auto" style:column-width="2.258cm"/>
    </style:style>
    <style:style style:name="co6" style:family="table-column">
      <style:table-column-properties fo:break-before="auto" style:column-width="5.076cm"/>
    </style:style>
    <style:style style:name="co7" style:family="table-column">
      <style:table-column-properties fo:break-before="auto" style:column-width="8.167cm"/>
    </style:style>
    <style:style style:name="co8" style:family="table-column">
      <style:table-column-properties fo:break-before="auto" style:column-width="10.769cm"/>
    </style:style>
    <style:style style:name="co9" style:family="table-column">
      <style:table-column-properties fo:break-before="auto" style:column-width="13.014cm"/>
    </style:style>
    <style:style style:name="co10" style:family="table-column">
      <style:table-column-properties fo:break-before="auto" style:column-width="13.762cm"/>
    </style:style>
    <style:style style:name="co11" style:family="table-column">
      <style:table-column-properties fo:break-before="auto" style:column-width="12.915cm"/>
    </style:style>
    <style:style style:name="co12" style:family="table-column">
      <style:table-column-properties fo:break-before="auto" style:column-width="7.743cm"/>
    </style:style>
    <style:style style:name="co13" style:family="table-column">
      <style:table-column-properties fo:break-before="auto" style:column-width="27.194cm"/>
    </style:style>
    <style:style style:name="co14" style:family="table-column">
      <style:table-column-properties fo:break-before="auto" style:column-width="18.576cm"/>
    </style:style>
    <style:style style:name="co15" style:family="table-column">
      <style:table-column-properties fo:break-before="auto" style:column-width="8.329cm"/>
    </style:style>
    <style:style style:name="co16" style:family="table-column">
      <style:table-column-properties fo:break-before="auto" style:column-width="6.964cm"/>
    </style:style>
    <style:style style:name="co17" style:family="table-column">
      <style:table-column-properties fo:break-before="auto" style:column-width="16.168cm"/>
    </style:style>
    <style:style style:name="co18" style:family="table-column">
      <style:table-column-properties fo:break-before="auto" style:column-width="7.419cm"/>
    </style:style>
    <style:style style:name="co19" style:family="table-column">
      <style:table-column-properties fo:break-before="auto" style:column-width="27.682cm"/>
    </style:style>
    <style:style style:name="co20" style:family="table-column">
      <style:table-column-properties fo:break-before="auto" style:column-width="18.738cm"/>
    </style:style>
    <style:style style:name="co21" style:family="table-column">
      <style:table-column-properties fo:break-before="auto" style:column-width="14.347cm"/>
    </style:style>
    <style:style style:name="co22" style:family="table-column">
      <style:table-column-properties fo:break-before="auto" style:column-width="21.34cm"/>
    </style:style>
    <style:style style:name="co23" style:family="table-column">
      <style:table-column-properties fo:break-before="auto" style:column-width="15.974cm"/>
    </style:style>
    <style:style style:name="co24" style:family="table-column">
      <style:table-column-properties fo:break-before="auto" style:column-width="45.669cm"/>
    </style:style>
    <style:style style:name="co25" style:family="table-column">
      <style:table-column-properties fo:break-before="auto" style:column-width="6.996cm"/>
    </style:style>
    <style:style style:name="co26" style:family="table-column">
      <style:table-column-properties fo:break-before="auto" style:column-width="13.827cm"/>
    </style:style>
    <style:style style:name="co27" style:family="table-column">
      <style:table-column-properties fo:break-before="auto" style:column-width="10.313cm"/>
    </style:style>
    <style:style style:name="co28" style:family="table-column">
      <style:table-column-properties fo:break-before="auto" style:column-width="21.437cm"/>
    </style:style>
    <style:style style:name="co29" style:family="table-column">
      <style:table-column-properties fo:break-before="auto" style:column-width="17.535cm"/>
    </style:style>
    <style:style style:name="co30" style:family="table-column">
      <style:table-column-properties fo:break-before="auto" style:column-width="25.21cm"/>
    </style:style>
    <style:style style:name="co31" style:family="table-column">
      <style:table-column-properties fo:break-before="auto" style:column-width="14.086cm"/>
    </style:style>
    <style:style style:name="co32" style:family="table-column">
      <style:table-column-properties fo:break-before="auto" style:column-width="10.119cm"/>
    </style:style>
    <style:style style:name="co33" style:family="table-column">
      <style:table-column-properties fo:break-before="auto" style:column-width="21.957cm"/>
    </style:style>
    <style:style style:name="co34" style:family="table-column">
      <style:table-column-properties fo:break-before="auto" style:column-width="9.566cm"/>
    </style:style>
    <style:style style:name="co35" style:family="table-column">
      <style:table-column-properties fo:break-before="auto" style:column-width="12.591cm"/>
    </style:style>
    <style:style style:name="co36" style:family="table-column">
      <style:table-column-properties fo:break-before="auto" style:column-width="14.933cm"/>
    </style:style>
    <style:style style:name="co37" style:family="table-column">
      <style:table-column-properties fo:break-before="auto" style:column-width="11.16cm"/>
    </style:style>
    <style:style style:name="co38" style:family="table-column">
      <style:table-column-properties fo:break-before="auto" style:column-width="11.837cm"/>
    </style:style>
    <style:style style:name="co39" style:family="table-column">
      <style:table-column-properties fo:break-before="auto" style:column-width="12.13cm"/>
    </style:style>
    <style:style style:name="co40" style:family="table-column">
      <style:table-column-properties fo:break-before="auto" style:column-width="1.109cm"/>
    </style:style>
    <style:style style:name="co41" style:family="table-column">
      <style:table-column-properties fo:break-before="auto" style:column-width="16.344cm"/>
    </style:style>
    <style:style style:name="co42" style:family="table-column">
      <style:table-column-properties fo:break-before="auto" style:column-width="2.267cm"/>
    </style:style>
    <style:style style:name="co43" style:family="table-column">
      <style:table-column-properties fo:break-before="auto" style:column-width="5.771cm"/>
    </style:style>
    <style:style style:name="co44" style:family="table-column">
      <style:table-column-properties fo:break-before="auto" style:column-width="1.526cm"/>
    </style:style>
    <style:style style:name="ro1" style:family="table-row">
      <style:table-row-properties style:row-height="0.453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1.737cm" fo:break-before="auto" style:use-optimal-row-height="true"/>
    </style:style>
    <style:style style:name="ro5" style:family="table-row">
      <style:table-row-properties style:row-height="0.928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0.494cm" fo:break-before="auto" style:use-optimal-row-height="true"/>
    </style:style>
    <style:style style:name="ro8" style:family="table-row">
      <style:table-row-properties style:row-height="0.473cm" fo:break-before="auto" style:use-optimal-row-height="true"/>
    </style:style>
    <style:style style:name="ro9" style:family="table-row">
      <style:table-row-properties style:row-height="0.951cm" fo:break-before="auto" style:use-optimal-row-height="false"/>
    </style:style>
    <style:style style:name="ro10" style:family="table-row">
      <style:table-row-properties style:row-height="2.106cm" fo:break-before="auto" style:use-optimal-row-height="false"/>
    </style:style>
    <style:style style:name="ro11" style:family="table-row">
      <style:table-row-properties style:row-height="6.627cm" fo:break-before="auto" style:use-optimal-row-height="false"/>
    </style:style>
    <style:style style:name="ro12" style:family="table-row">
      <style:table-row-properties style:row-height="0.358cm" fo:break-before="auto" style:use-optimal-row-height="false"/>
    </style:style>
    <style:style style:name="ro13" style:family="table-row">
      <style:table-row-properties style:row-height="1cm" fo:break-before="auto" style:use-optimal-row-height="false"/>
    </style:style>
    <style:style style:name="ro14" style:family="table-row">
      <style:table-row-properties style:row-height="2.05cm" fo:break-before="auto" style:use-optimal-row-height="false"/>
    </style:style>
    <style:style style:name="ro15" style:family="table-row">
      <style:table-row-properties style:row-height="2.353cm" fo:break-before="auto" style:use-optimal-row-height="false"/>
    </style:style>
    <style:style style:name="ro16" style:family="table-row">
      <style:table-row-properties style:row-height="1.021cm" fo:break-before="auto" style:use-optimal-row-height="false"/>
    </style:style>
    <style:style style:name="ro17" style:family="table-row">
      <style:table-row-properties style:row-height="2.415cm" fo:break-before="auto" style:use-optimal-row-height="false"/>
    </style:style>
    <style:style style:name="ro18" style:family="table-row">
      <style:table-row-properties style:row-height="1.083cm" fo:break-before="auto" style:use-optimal-row-height="false"/>
    </style:style>
    <style:style style:name="ro19" style:family="table-row">
      <style:table-row-properties style:row-height="0.96cm" fo:break-before="auto" style:use-optimal-row-height="false"/>
    </style:style>
    <style:style style:name="ro20" style:family="table-row">
      <style:table-row-properties style:row-height="0.453cm" fo:break-before="auto" style:use-optimal-row-height="false"/>
    </style:style>
    <style:style style:name="ta1" style:family="table" style:master-page-name="Default">
      <style:table-properties table:display="false" style:writing-mode="lr-tb"/>
    </style:style>
    <style:style style:name="ta2" style:family="table" style:master-page-name="Report">
      <style:table-properties table:display="true" style:writing-mode="lr-tb" tableooo:tab-color="#3333ff"/>
    </style: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text-properties fo:font-size="8pt" style:font-size-asian="8pt" style:font-size-complex="8pt"/>
    </style:style>
    <style:style style:name="ce2" style:family="table-cell" style:parent-style-name="Default" style:data-style-name="N100">
      <style:table-cell-properties style:text-align-source="fix" style:repeat-content="false"/>
      <style:paragraph-properties fo:text-align="center" fo:margin-left="0cm"/>
      <style:text-properties fo:font-size="8pt" style:font-size-asian="8pt" style:font-size-complex="8pt"/>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style:text-align-source="fix" style:repeat-content="false" fo:wrap-option="wrap" style:vertical-align="top"/>
      <style:paragraph-properties fo:text-align="start" fo:margin-left="0cm"/>
      <style:text-properties fo:color="#000000" style:font-name="Arial" fo:font-size="10pt" style:font-size-asian="10pt" style:font-size-complex="10pt" fo:hyphenate="true"/>
    </style:style>
    <style:style style:name="ce5" style:family="table-cell" style:parent-style-name="Default">
      <style:table-cell-properties style:text-align-source="fix" style:repeat-content="false"/>
      <style:paragraph-properties fo:text-align="start" fo:margin-left="0cm"/>
    </style:style>
    <style:style style:name="ce6" style:family="table-cell" style:parent-style-name="Default">
      <style:table-cell-properties style:text-align-source="fix" style:repeat-content="false" fo:wrap-option="wrap" style:vertical-align="top"/>
      <style:paragraph-properties fo:text-align="start"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font-relief="none" style:text-overline-style="none" style:text-overline-color="font-color" fo:hyphenate="true"/>
    </style:style>
    <style:style style:name="ce7" style:family="table-cell" style:parent-style-name="Default">
      <style:table-cell-properties style:text-align-source="fix" style:repeat-content="false" fo:wrap-option="wrap" style:vertical-align="top"/>
      <style:paragraph-properties fo:text-align="start"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name-complex="Mangal" style:font-size-complex="10pt" style:language-complex="ar" style:country-complex="SA" style:font-style-complex="normal" style:font-weight-complex="normal" style:text-emphasize="none" style:font-relief="none" style:text-overline-style="none" style:text-overline-color="font-color" fo:hyphenate="true"/>
    </style:style>
    <style:style style:name="ce8" style:family="table-cell" style:parent-style-name="Default">
      <style:table-cell-properties style:text-align-source="fix" style:repeat-content="false" fo:wrap-option="wrap" style:vertical-align="top"/>
      <style:paragraph-properties fo:text-align="start" fo:margin-left="0cm"/>
      <style:text-properties fo:color="#000000"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Segoe UI"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9" style:family="table-cell" style:parent-style-name="Default">
      <style:table-cell-properties style:text-align-source="fix" style:repeat-content="false" fo:wrap-option="wrap" style:vertical-align="top"/>
      <style:paragraph-properties fo:text-align="start" fo:margin-left="0cm"/>
      <style:text-properties fo:color="#000000"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font-style-complex="normal" style:font-weight-complex="normal" style:text-emphasize="none" style:font-relief="none" style:text-overline-style="none" style:text-overline-color="font-color" fo:hyphenate="true"/>
    </style:style>
    <style:style style:name="ce10"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name-complex="Mangal" style:font-size-complex="10pt" style:language-complex="ar" style:country-complex="SA" style:font-style-complex="normal" style:font-weight-complex="normal" style:text-emphasize="none" style:font-relief="none" style:text-overline-style="none" style:text-overline-color="font-color" fo:hyphenate="true"/>
    </style:style>
    <style:style style:name="ce11" style:family="table-cell" style:parent-style-name="Default">
      <style:table-cell-properties fo:background-color="#cccccc"/>
    </style:style>
    <style:style style:name="ce12" style:family="table-cell" style:parent-style-name="Heading">
      <style:table-cell-properties fo:border-bottom="none" fo:background-color="#0066cc" style:text-align-source="fix" style:repeat-content="false" fo:border-left="2.49pt solid #0000cc" fo:padding="0.136cm" fo:border-right="2.49pt solid #0000cc" fo:border-top="2.49pt solid #0000cc" style:vertical-align="middle"/>
      <style:paragraph-properties fo:text-align="center" fo:margin-left="0cm"/>
      <style:text-properties fo:color="#ffffff" fo:font-size="18pt" style:font-size-asian="18pt" style:font-size-complex="18pt"/>
    </style:style>
    <style:style style:name="ce13" style:family="table-cell" style:parent-style-name="Default">
      <style:table-cell-properties fo:border-bottom="none" fo:background-color="#ffff99" style:text-align-source="fix" style:repeat-content="false" fo:wrap-option="wrap" fo:border-left="2.49pt solid #0000cc" style:direction="ltr" fo:padding="0.136cm" fo:border-right="2.49pt solid #0000cc" style:rotation-angle="0" fo:border-top="none" style:vertical-align="middle"/>
      <style:paragraph-properties fo:text-align="justify" fo:margin-left="0cm" style:writing-mode="lr-tb"/>
      <style:text-properties style:use-window-font-color="true" style:text-outline="false" style:text-line-through-style="none" style:text-line-through-type="none" style:font-name="Calibri" fo:font-size="14pt" fo:language="es" fo:country="ES" fo:font-style="normal" fo:text-shadow="none" style:text-underline-style="none" fo:font-weight="bold" style:text-underline-mode="continuous" style:text-overline-mode="continuous" style:text-line-through-mode="continuous" style:font-name-asian="Calibri" style:font-size-asian="14pt" style:language-asian="en" style:country-asian="US" style:font-style-asian="normal" style:font-weight-asian="bold" style:font-name-complex="Times New Roman" style:font-size-complex="14pt" style:language-complex="ar" style:country-complex="SA" style:font-style-complex="normal" style:font-weight-complex="bold" style:text-emphasize="none" style:font-relief="none" style:text-overline-style="none" style:text-overline-color="font-color"/>
    </style:style>
    <style:style style:name="ce14" style:family="table-cell" style:parent-style-name="Default">
      <style:table-cell-properties fo:background-color="#ffff99" style:text-align-source="fix" style:repeat-content="false" fo:border="2.49pt solid #6666ff" style:vertical-align="middle"/>
      <style:paragraph-properties fo:text-align="center" fo:margin-left="0cm"/>
      <style:text-properties fo:font-size="12pt" fo:font-weight="bold" style:font-size-asian="12pt" style:font-weight-asian="bold" style:font-size-complex="12pt" style:font-weight-complex="bold"/>
    </style:style>
    <style:style style:name="ce15" style:family="table-cell" style:parent-style-name="Default">
      <style:table-cell-properties fo:background-color="#cccccc" fo:border="none"/>
    </style:style>
    <style:style style:name="ce16" style:family="table-cell" style:parent-style-name="Default">
      <style:table-cell-properties fo:background-color="#ffff99" style:text-align-source="fix" style:repeat-content="false" fo:border="2.49pt solid #6666ff" style:vertical-align="middle"/>
      <style:paragraph-properties fo:text-align="center" fo:margin-left="0cm"/>
      <style:text-properties style:font-name="Calibri" fo:font-size="12pt" fo:font-weight="bold" style:font-name-asian="Calibri" style:font-size-asian="12pt" style:language-asian="en" style:country-asian="US" style:font-weight-asian="bold" style:font-name-complex="Times New Roman" style:font-size-complex="12pt" style:language-complex="ar" style:country-complex="SA" style:font-weight-complex="bold"/>
    </style:style>
    <style:style style:name="ce17" style:family="table-cell" style:parent-style-name="Default">
      <style:table-cell-properties fo:background-color="#ffff99" style:text-align-source="fix" style:repeat-content="false" fo:border="2.49pt solid #6666ff" style:vertical-align="middle"/>
      <style:paragraph-properties fo:text-align="center" fo:margin-left="0cm"/>
      <style:text-properties style:font-name="Calibri" fo:font-size="12pt" fo:font-weight="bold" style:font-name-asian="Calibri" style:font-size-asian="12pt" style:language-asian="en" style:country-asian="US" style:font-weight-asian="bold" style:font-name-complex="Mangal" style:font-size-complex="12pt" style:language-complex="ar" style:country-complex="SA" style:font-weight-complex="bold"/>
    </style:style>
    <style:style style:name="ce18" style:family="table-cell" style:parent-style-name="Default">
      <style:table-cell-properties fo:background-color="#cccccc" style:text-align-source="fix" style:repeat-content="false"/>
      <style:paragraph-properties fo:text-align="end"/>
    </style:style>
    <style:style style:name="ce19" style:family="table-cell" style:parent-style-name="Default">
      <style:table-cell-properties fo:background-color="#cccccc" style:text-align-source="fix" style:repeat-content="false"/>
      <style:paragraph-properties fo:text-align="end"/>
      <style:text-properties fo:color="#ffffff"/>
    </style:style>
    <style:style style:name="ce20" style:family="table-cell" style:parent-style-name="Default">
      <style:table-cell-properties fo:background-color="#cccccc" style:text-align-source="fix" style:repeat-content="false"/>
      <style:paragraph-properties fo:text-align="end" style:writing-mode="rl-tb"/>
    </style:style>
    <style:style style:name="ce21" style:family="table-cell" style:parent-style-name="Default">
      <style:table-cell-properties fo:background-color="#cccccc" style:text-align-source="fix" style:repeat-content="false"/>
      <style:paragraph-properties fo:text-align="center" fo:margin-left="0cm"/>
    </style:style>
    <style:style style:name="gr1" style:family="graphic">
      <style:graphic-properties draw:textarea-vertical-align="middle" fo:background-color="#cccccc" fo:border="none"/>
    </style:style>
    <style:style style:name="P1" style:family="paragraph"/>
    <style:style style:name="P2" style:family="paragraph">
      <style:paragraph-properties fo:text-align="start"/>
      <style:text-properties style:text-line-through-style="none" style:text-line-through-type="none" fo:font-size="11pt" fo:font-style="normal" style:text-underline-style="none"/>
    </style:style>
    <style:style style:name="P3" style:family="paragraph">
      <style:paragraph-properties fo:text-align="start"/>
      <style:text-properties style:text-line-through-style="none" style:text-line-through-type="none" fo:font-size="10pt" fo:font-style="normal" style:text-underline-style="none" fo:font-weight="bold"/>
    </style:style>
    <style:style style:name="P4" style:family="paragraph">
      <style:paragraph-properties fo:text-align="start"/>
      <style:text-properties style:text-line-through-style="none" style:text-line-through-type="none" fo:font-size="11pt" fo:font-style="normal" style:text-underline-style="none" fo:font-weight="normal"/>
    </style:style>
    <style:style style:name="P5" style:family="paragraph">
      <style:paragraph-properties fo:text-align="center"/>
      <style:text-properties fo:font-size="12pt" fo:font-weight="bold"/>
    </style:style>
    <style:style style:name="P6" style:family="paragraph">
      <style:paragraph-properties fo:text-align="start"/>
      <style:text-properties fo:font-size="10pt" fo:font-weight="normal"/>
    </style:style>
    <style:style style:name="P7" style:family="paragraph">
      <style:paragraph-properties fo:text-align="start"/>
      <style:text-properties style:text-line-through-style="none" style:text-line-through-type="none" fo:font-size="10pt" fo:font-style="normal" style:text-underline-style="none"/>
    </style:style>
    <style:style style:name="P8" style:family="paragraph">
      <style:paragraph-properties fo:text-align="start"/>
      <style:text-properties style:text-line-through-style="none" style:text-line-through-type="none" fo:font-size="12pt" fo:font-style="normal" style:text-underline-style="none"/>
    </style:style>
    <style:style style:name="T1" style:family="text">
      <style:text-properties fo:font-size="11pt" fo:country="none" style:country-asian="none" style:country-complex="none" style:font-size-asian="11pt" style:font-size-complex="11pt"/>
    </style:style>
    <style:style style:name="T2" style:family="text">
      <style:text-properties fo:color="#000000" fo:font-size="11pt" fo:country="none" style:country-asian="none" style:country-complex="none" style:font-size-asian="11pt" style:font-size-complex="6.30000019073486pt"/>
    </style:style>
    <style:style style:name="T3" style:family="text">
      <style:text-properties fo:color="#000000"/>
    </style:style>
    <style:style style:name="T4" style:family="text">
      <style:text-properties fo:color="#000000" fo:country="none" style:country-asian="none" style:country-complex="none" style:font-size-asian="8pt" style:font-size-complex="8pt"/>
    </style:style>
    <style:style style:name="T5" style:family="text">
      <style:text-properties fo:color="#000000" style:font-size-asian="8pt" style:font-size-complex="8pt"/>
    </style:style>
    <style:style style:name="T6" style:family="text">
      <style:text-properties fo:color="#000000" fo:country="none" style:country-asian="none" style:country-complex="none" style:font-size-asian="11pt" style:font-size-complex="6.30000019073486pt"/>
    </style:style>
    <style:style style:name="T7" style:family="text">
      <style:text-properties fo:font-weight="bold" style:font-size-asian="12pt" style:font-size-complex="12pt" style:font-weight-asian="bold" style:font-weight-complex="bold"/>
    </style:style>
    <style:style style:name="T8" style:family="text">
      <style:text-properties fo:font-weight="bold" style:font-size-asian="12pt" style:font-size-complex="12pt" style:font-weight-asian="bold" style:font-weight-complex="bold" fo:country="none" style:country-asian="none" style:country-complex="none"/>
    </style:style>
  </office:automatic-styles>
  <office:body>
    <office:spreadsheet table:structure-protected="true" table:protection-key="iZdppIfLNS29amK9DknLvCzC92U=" table:protection-key-digest-algorithm="http://www.w3.org/2000/09/xmldsig#sha1">
      <table:table table:name="R" table:style-name="ta1" table:print="false">
        <table:table-column table:style-name="co1" table:default-cell-style-name="ce1"/>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Docker</text:p>
          </table:table-cell>
          <table:table-cell/>
          <table:table-cell table:formula="of:=[$Opciones.$A$3]" office:value-type="string" office:string-value="1.- Título del trabajo a revisar: " calcext:value-type="string">
            <text:p>1.- Título del trabajo a revisar: </text:p>
          </table:table-cell>
          <table:table-cell/>
        </table:table-row>
        <table:table-row table:style-name="ro2">
          <table:table-cell office:value-type="string" calcext:value-type="string">
            <text:p>RTr882975190.zip</text:p>
          </table:table-cell>
          <table:table-cell/>
          <table:table-cell table:formula="of:=[$Opciones.$B$3]" office:value-type="string" office:string-value="2.- Nombre del fichero .zip que se está revisando:" calcext:value-type="string">
            <text:p>2.- Nombre del fichero .zip que se está revisando:</text:p>
          </table:table-cell>
          <table:table-cell/>
        </table:table-row>
        <table:table-row table:style-name="ro2">
          <table:table-cell table:style-name="ce2" office:value-type="string" calcext:value-type="string">
            <text:p>8</text:p>
          </table:table-cell>
          <table:table-cell/>
          <table:table-cell table:formula="of:=[$Opciones.$C$3]" office:value-type="string" office:string-value="3.- Nº de páginas COMPLETAS de la memoria (debe estar entre 8 y 12 páginas sin contar portada, índice ni anexos):" calcext:value-type="string">
            <text:p>3.- Nº de páginas COMPLETAS de la memoria (debe estar entre 8 y 12 páginas sin contar portada, índice ni anexos):</text:p>
          </table:table-cell>
          <table:table-cell/>
        </table:table-row>
        <table:table-row table:style-name="ro1">
          <table:table-cell table:style-name="ce2" office:value-type="string" calcext:value-type="string">
            <text:p>19</text:p>
          </table:table-cell>
          <table:table-cell/>
          <table:table-cell table:formula="of:=[$Opciones.$D$3]" office:value-type="string" office:string-value="4.- Nº de transparencias (0=no hay) (debería estar entre 8 y 12 transparencias):" calcext:value-type="string">
            <text:p>4.- Nº de transparencias (0=no hay) (debería estar entre 8 y 12 transparencias):</text:p>
          </table:table-cell>
          <table:table-cell/>
        </table:table-row>
        <table:table-row table:style-name="ro1">
          <table:table-cell table:style-name="ce2" office:value-type="string" calcext:value-type="string">
            <text:p>6</text:p>
          </table:table-cell>
          <table:table-cell/>
          <table:table-cell table:formula="of:=[$Opciones.$E$3]" office:value-type="string" office:string-value="5.- Nº de preguntas tipo test en el cuestionario (0=no hay) (debería estar entre 4 y 6):" calcext:value-type="string">
            <text:p>5.- Nº de preguntas tipo test en el cuestionario (0=no hay) (debería estar entre 4 y 6):</text:p>
          </table:table-cell>
          <table:table-cell/>
        </table:table-row>
        <table:table-row table:style-name="ro2">
          <table:table-cell table:style-name="ce2" office:value-type="string" calcext:value-type="string">
            <text:p>7</text:p>
          </table:table-cell>
          <table:table-cell/>
          <table:table-cell table:formula="of:=[$Opciones.$F$3]" office:value-type="string" office:string-value="6.- Número de líneas del resumen (0=no hay) (debería estar entre 5 y 15 líneas):" calcext:value-type="string">
            <text:p>6.- Número de líneas del resumen (0=no hay) (debería estar entre 5 y 15 líneas):</text:p>
          </table:table-cell>
          <table:table-cell/>
        </table:table-row>
        <table:table-row table:style-name="ro2">
          <table:table-cell table:style-name="ce2" office:value-type="string" calcext:value-type="string">
            <text:p>19</text:p>
          </table:table-cell>
          <table:table-cell/>
          <table:table-cell table:formula="of:=[$Opciones.$G$3]" office:value-type="string" office:string-value="7.- Nº de referencias bibliográficas (0=no hay):" calcext:value-type="string">
            <text:p>7.- Nº de referencias bibliográficas (0=no hay):</text:p>
          </table:table-cell>
          <table:table-cell/>
        </table:table-row>
        <table:table-row table:style-name="ro2">
          <table:table-cell office:value-type="float" office:value="1" calcext:value-type="float">
            <text:p>1</text:p>
          </table:table-cell>
          <table:table-cell table:formula="of:=INDIRECT(ADDRESS([.A8]+3;ROW([.A8]);1;1;&quot;Opciones&quot;))" office:value-type="string" office:string-value="No" calcext:value-type="string">
            <text:p>No</text:p>
          </table:table-cell>
          <table:table-cell table:formula="of:=[$Opciones.$H$3]" office:value-type="string" office:string-value="8.- ¿Aparece el nombre del autor o cualquier otra información que lo pueda identificar en el contenido de los ficheros entregados o en las propiedades de dichos ficheros? Ver Menú Archivo|Propiedades" calcext:value-type="string">
            <text:p>8.- ¿Aparece el nombre del autor o cualquier otra información que lo pueda identificar en el contenido de los ficheros entregados o en las propiedades de dichos ficheros? Ver Menú Archivo|Propiedades</text:p>
          </table:table-cell>
          <table:table-cell/>
        </table:table-row>
        <table:table-row table:style-name="ro2">
          <table:table-cell office:value-type="float" office:value="1" calcext:value-type="float">
            <text:p>1</text:p>
          </table:table-cell>
          <table:table-cell table:formula="of:=INDIRECT(ADDRESS([.A9]+3;ROW([.A9]);1;1;&quot;Opciones&quot;))" office:value-type="string" office:string-value="Sí" calcext:value-type="string">
            <text:p>Sí</text:p>
          </table:table-cell>
          <table:table-cell table:formula="of:=[$Opciones.$I$3]" office:value-type="string" office:string-value="9.- ¿El formato de la memoria es el correcto? A4, letra Arial 10 puntos (o similar), interlineado sencillo, máx. 1 línea en blanco entre secciones, márgenes de 2.5-3cm, tamaño de las figuras adecuado y se numeran las páginas." calcext:value-type="string">
            <text:p>9.- ¿El formato de la memoria es el correcto? A4, letra Arial 10 puntos (o similar), interlineado sencillo, máx. 1 línea en blanco entre secciones, márgenes de 2.5-3cm, tamaño de las figuras adecuado y se numeran las páginas.</text:p>
          </table:table-cell>
          <table:table-cell/>
        </table:table-row>
        <table:table-row table:style-name="ro2">
          <table:table-cell office:value-type="float" office:value="1" calcext:value-type="float">
            <text:p>1</text:p>
          </table:table-cell>
          <table:table-cell table:formula="of:=INDIRECT(ADDRESS([.A10]+3;ROW([.A10]);1;1;&quot;Opciones&quot;))" office:value-type="string" office:string-value="Sí" calcext:value-type="string">
            <text:p>Sí</text:p>
          </table:table-cell>
          <table:table-cell table:formula="of:=[$Opciones.$J$3]" office:value-type="string" office:string-value="10.- ¿La memoria está estructurada en secciones (estén o no numeradas)?" calcext:value-type="string">
            <text:p>10.- ¿La memoria está estructurada en secciones (estén o no numeradas)?</text:p>
          </table:table-cell>
          <table:table-cell/>
        </table:table-row>
        <table:table-row table:style-name="ro2">
          <table:table-cell office:value-type="float" office:value="1" calcext:value-type="float">
            <text:p>1</text:p>
          </table:table-cell>
          <table:table-cell table:formula="of:=INDIRECT(ADDRESS([.A11]+3;ROW([.A11]);1;1;&quot;Opciones&quot;))" office:value-type="string" office:string-value="Sí. " calcext:value-type="string">
            <text:p>Sí. </text:p>
          </table:table-cell>
          <table:table-cell table:formula="of:=[$Opciones.$K$3]" office:value-type="string" office:string-value="11.- ¿La memoria sigue un hilo coherente?" calcext:value-type="string">
            <text:p>11.- ¿La memoria sigue un hilo coherente?</text:p>
          </table:table-cell>
          <table:table-cell/>
        </table:table-row>
        <table:table-row table:style-name="ro2">
          <table:table-cell office:value-type="float" office:value="1" calcext:value-type="float">
            <text:p>1</text:p>
          </table:table-cell>
          <table:table-cell table:formula="of:=INDIRECT(ADDRESS([.A12]+3;ROW([.A12]);1;1;&quot;Opciones&quot;))" office:value-type="string" office:string-value="Apenas hay (0-5)." calcext:value-type="string">
            <text:p>Apenas hay (0-5).</text:p>
          </table:table-cell>
          <table:table-cell table:formula="of:=[$Opciones.$L$3]" office:value-type="string" office:string-value="12.- ¿Hay faltas de ortografía o errores tipográficos? (Memoria + transparencias+preguntas) " calcext:value-type="string">
            <text:p>12.- ¿Hay faltas de ortografía o errores tipográficos? (Memoria + transparencias+preguntas) </text:p>
          </table:table-cell>
          <table:table-cell/>
        </table:table-row>
        <table:table-row table:style-name="ro2">
          <table:table-cell office:value-type="float" office:value="1" calcext:value-type="float">
            <text:p>1</text:p>
          </table:table-cell>
          <table:table-cell table:formula="of:=INDIRECT(ADDRESS([.A13]+3;ROW([.A13]);1;1;&quot;Opciones&quot;))" office:value-type="string" office:string-value="Sí. " calcext:value-type="string">
            <text:p>Sí. </text:p>
          </table:table-cell>
          <table:table-cell table:formula="of:=[$Opciones.$M$3]" office:value-type="string" office:string-value="13.- ¿Está correctamente redactado el texto?" calcext:value-type="string">
            <text:p>13.- ¿Está correctamente redactado el texto?</text:p>
          </table:table-cell>
          <table:table-cell/>
        </table:table-row>
        <table:table-row table:style-name="ro2">
          <table:table-cell office:value-type="float" office:value="1" calcext:value-type="float">
            <text:p>1</text:p>
          </table:table-cell>
          <table:table-cell table:formula="of:=INDIRECT(ADDRESS([.A14]+3;ROW([.A14]);1;1;&quot;Opciones&quot;))" office:value-type="string" office:string-value="No." calcext:value-type="string">
            <text:p>No.</text:p>
          </table:table-cell>
          <table:table-cell table:formula="of:=[$Opciones.$N$3]" office:value-type="string" office:string-value="14.- ¿Hay siglas/palabras técnicas cuyo significado no debería darse por sabido y que no se explican o no se indica una referencia en el texto donde encontrar su definición?" calcext:value-type="string">
            <text:p>14.- ¿Hay siglas/palabras técnicas cuyo significado no debería darse por sabido y que no se explican o no se indica una referencia en el texto donde encontrar su definición?</text:p>
          </table:table-cell>
          <table:table-cell/>
        </table:table-row>
        <table:table-row table:style-name="ro2">
          <table:table-cell office:value-type="float" office:value="2" calcext:value-type="float">
            <text:p>2</text:p>
          </table:table-cell>
          <table:table-cell table:formula="of:=INDIRECT(ADDRESS([.A15]+3;ROW([.A15]);1;1;&quot;Opciones&quot;))" office:value-type="string" office:string-value="Algún enlace no funciona o alguna referencia no está correctamente escrita o alguna referencia no está citada en el texto" calcext:value-type="string">
            <text:p>Algún enlace no funciona o alguna referencia no está correctamente escrita o alguna referencia no está citada en el texto</text:p>
          </table:table-cell>
          <table:table-cell table:formula="of:=[$Opciones.$O$3]" office:value-type="string" office:string-value="15.- ¿Existen las referencias bibliográficas y son citadas todas, al menos una vez, en el texto? (El revisor debe buscarlas y validarlas). " calcext:value-type="string">
            <text:p>15.- ¿Existen las referencias bibliográficas y son citadas todas, al menos una vez, en el texto? (El revisor debe buscarlas y validarlas). </text:p>
          </table:table-cell>
          <table:table-cell/>
        </table:table-row>
        <table:table-row table:style-name="ro2">
          <table:table-cell office:value-type="float" office:value="2" calcext:value-type="float">
            <text:p>2</text:p>
          </table:table-cell>
          <table:table-cell table:formula="of:=INDIRECT(ADDRESS([.A16]+3;ROW([.A16]);1;1;&quot;Opciones&quot;))" office:value-type="string" office:string-value="La mayoría sí pero hay algunas referencias a foros u otras páginas con menor credibilidad. " calcext:value-type="string">
            <text:p>La mayoría sí pero hay algunas referencias a foros u otras páginas con menor credibilidad. </text:p>
          </table:table-cell>
          <table:table-cell table:formula="of:=[$Opciones.$P$3]" office:value-type="string" office:string-value="16.- ¿Las referencias bibliográficas son de páginas/revistas/libros de cierta credibilidad? " calcext:value-type="string">
            <text:p>16.- ¿Las referencias bibliográficas son de páginas/revistas/libros de cierta credibilidad? </text:p>
          </table:table-cell>
          <table:table-cell/>
        </table:table-row>
        <table:table-row table:style-name="ro2">
          <table:table-cell office:value-type="float" office:value="1" calcext:value-type="float">
            <text:p>1</text:p>
          </table:table-cell>
          <table:table-cell table:formula="of:=INDIRECT(ADDRESS([.A17]+3;ROW([.A17]);1;1;&quot;Opciones&quot;))" office:value-type="string" office:string-value="Sí, todo correcto (incluye el caso en el que no haya figuras en el texto). " calcext:value-type="string">
            <text:p>Sí, todo correcto (incluye el caso en el que no haya figuras en el texto). </text:p>
          </table:table-cell>
          <table:table-cell table:formula="of:=[$Opciones.$Q$3]" office:value-type="string" office:string-value="17.- En el caso de usar figuras ¿son pertinentes las que se usan? ¿Está referenciada la fuente de donde se ha extraído cada figura? " calcext:value-type="string">
            <text:p>17.- En el caso de usar figuras ¿son pertinentes las que se usan? ¿Está referenciada la fuente de donde se ha extraído cada figura? </text:p>
          </table:table-cell>
          <table:table-cell/>
        </table:table-row>
        <table:table-row table:style-name="ro2">
          <table:table-cell office:value-type="float" office:value="2" calcext:value-type="float">
            <text:p>2</text:p>
          </table:table-cell>
          <table:table-cell table:formula="of:=INDIRECT(ADDRESS([.A18]+3;ROW([.A18]);1;1;&quot;Opciones&quot;))" office:value-type="string" office:string-value="Bien explicado lo que dice pero no da una idea de todo lo que después se lee en el texto principal." calcext:value-type="string">
            <text:p>Bien explicado lo que dice pero no da una idea de todo lo que después se lee en el texto principal.</text:p>
          </table:table-cell>
          <table:table-cell table:formula="of:=[$Opciones.$R$3]" office:value-type="string" office:string-value="18.- ¿Está bien explicado el resumen? ¿Da una idea adecuada de lo que viene en el texto principal? " calcext:value-type="string">
            <text:p>18.- ¿Está bien explicado el resumen? ¿Da una idea adecuada de lo que viene en el texto principal? </text:p>
          </table:table-cell>
          <table:table-cell/>
        </table:table-row>
        <table:table-row table:style-name="ro2">
          <table:table-cell office:value-type="float" office:value="1" calcext:value-type="float">
            <text:p>1</text:p>
          </table:table-cell>
          <table:table-cell table:formula="of:=INDIRECT(ADDRESS([.A19]+3;ROW([.A19]);1;1;&quot;Opciones&quot;))" office:value-type="string" office:string-value="Ninguna, todo ha sido referenciado adecuadamente o re-expresado de otra forma distinta a como viene en las referencias." calcext:value-type="string">
            <text:p>Ninguna, todo ha sido referenciado adecuadamente o re-expresado de otra forma distinta a como viene en las referencias.</text:p>
          </table:table-cell>
          <table:table-cell table:formula="of:=[$Opciones.$S$3]" office:value-type="string" office:string-value="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 calcext:value-type="string">
            <text:p>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text:p>
          </table:table-cell>
          <table:table-cell/>
        </table:table-row>
        <table:table-row table:style-name="ro1">
          <table:table-cell office:value-type="float" office:value="1" calcext:value-type="float">
            <text:p>1</text:p>
          </table:table-cell>
          <table:table-cell table:formula="of:=INDIRECT(ADDRESS([.A20]+3;ROW([.A20]);1;1;&quot;Opciones&quot;))" office:value-type="string" office:string-value="El trabajo es complicado porque o bien es difícil de entender o hay que leer bastante bibliografía para hacer lo que se ha hecho. " calcext:value-type="string">
            <text:p>El trabajo es complicado porque o bien es difícil de entender o hay que leer bastante bibliografía para hacer lo que se ha hecho. </text:p>
          </table:table-cell>
          <table:table-cell table:formula="of:=[$Opciones.$T$3]" office:value-type="string" office:string-value="20.- Sobre la dificultad técnica del trabajo (JUSTIFICACIÓN OBLIGATORIA)" calcext:value-type="string">
            <text:p>20.- Sobre la dificultad técnica del trabajo (JUSTIFICACIÓN OBLIGATORIA)</text:p>
          </table:table-cell>
          <table:table-cell/>
        </table:table-row>
        <table:table-row table:style-name="ro1">
          <table:table-cell office:value-type="float" office:value="2" calcext:value-type="float">
            <text:p>2</text:p>
          </table:table-cell>
          <table:table-cell table:formula="of:=INDIRECT(ADDRESS([.A21]+3;ROW([.A21]);1;1;&quot;Opciones&quot;))" office:value-type="string" office:string-value="Creo que sí. " calcext:value-type="string">
            <text:p>Creo que sí. </text:p>
          </table:table-cell>
          <table:table-cell table:formula="of:=[$Opciones.$U$3]" office:value-type="string" office:string-value="21.- Tras leer el documento completo, ¿se nota que el autor entiende de lo que habla? (JUSTIFICACIÓN OBLIGATORIA)" calcext:value-type="string">
            <text:p>21.- Tras leer el documento completo, ¿se nota que el autor entiende de lo que habla? (JUSTIFICACIÓN OBLIGATORIA)</text:p>
          </table:table-cell>
          <table:table-cell/>
        </table:table-row>
        <table:table-row table:style-name="ro1">
          <table:table-cell office:value-type="float" office:value="1" calcext:value-type="float">
            <text:p>1</text:p>
          </table:table-cell>
          <table:table-cell table:formula="of:=INDIRECT(ADDRESS([.A22]+3;ROW([.A22]);1;1;&quot;Opciones&quot;))" office:value-type="string" office:string-value="Definitivamente sí. " calcext:value-type="string">
            <text:p>Definitivamente sí. </text:p>
          </table:table-cell>
          <table:table-cell table:formula="of:=[$Opciones.$V$3]" office:value-type="string" office:string-value="22.- ¿Ha sabido el autor escoger la parte relevante del trabajo? (JUSTIFICACIÓN OBLIGATORIA)" calcext:value-type="string">
            <text:p>22.- ¿Ha sabido el autor escoger la parte relevante del trabajo? (JUSTIFICACIÓN OBLIGATORIA)</text:p>
          </table:table-cell>
          <table:table-cell/>
        </table:table-row>
        <table:table-row table:style-name="ro1">
          <table:table-cell office:value-type="float" office:value="1" calcext:value-type="float">
            <text:p>1</text:p>
          </table:table-cell>
          <table:table-cell table:formula="of:=INDIRECT(ADDRESS([.A23]+3;ROW([.A23]);1;1;&quot;Opciones&quot;))" office:value-type="string" office:string-value="Sí, e intenta justificar por qué no ha profundizado en ellas." calcext:value-type="string">
            <text:p>Sí, e intenta justificar por qué no ha profundizado en ellas.</text:p>
          </table:table-cell>
          <table:table-cell table:formula="of:=[$Opciones.$W$3]" office:value-type="string" office:string-value="23.- ¿El autor del trabajo menciona perspectivas futuras u otras cosas por tratar que, por limitación en el tiempo/espacio, no ha podido? " calcext:value-type="string">
            <text:p>23.- ¿El autor del trabajo menciona perspectivas futuras u otras cosas por tratar que, por limitación en el tiempo/espacio, no ha podido? </text:p>
          </table:table-cell>
          <table:table-cell/>
        </table:table-row>
        <table:table-row table:style-name="ro1">
          <table:table-cell office:value-type="float" office:value="2" calcext:value-type="float">
            <text:p>2</text:p>
          </table:table-cell>
          <table:table-cell table:formula="of:=INDIRECT(ADDRESS([.A24]+3;ROW([.A24]);1;1;&quot;Opciones&quot;))" office:value-type="string" office:string-value="Me he enterado de la mayoría de lo que aparece en el trabajo." calcext:value-type="string">
            <text:p>Me he enterado de la mayoría de lo que aparece en el trabajo.</text:p>
          </table:table-cell>
          <table:table-cell table:formula="of:=[$Opciones.$X$3]" office:value-type="string" office:string-value="24.- Después de una re-lectura pausada, ¿te has enterado del trabajo? JUSTIFICACIÓN OBLIGATORIA: Indicar exactamente qué partes se han entendido y cuáles no" calcext:value-type="string">
            <text:p>24.- Después de una re-lectura pausada, ¿te has enterado del trabajo? JUSTIFICACIÓN OBLIGATORIA: Indicar exactamente qué partes se han entendido y cuáles no</text:p>
          </table:table-cell>
          <table:table-cell/>
        </table:table-row>
        <table:table-row table:style-name="ro1">
          <table:table-cell office:value-type="float" office:value="4" calcext:value-type="float">
            <text:p>4</text:p>
          </table:table-cell>
          <table:table-cell table:formula="of:=INDIRECT(ADDRESS([.A25]+3;ROW([.A25]);1;1;&quot;Opciones&quot;))" office:value-type="string" office:string-value="No tenía ni idea. " calcext:value-type="string">
            <text:p>No tenía ni idea. </text:p>
          </table:table-cell>
          <table:table-cell table:formula="of:=[$Opciones.$Y$3]" office:value-type="string" office:string-value="25.- ¿Cuánto sabías previamente de lo que has leído aquí? (esto es solo informativo, no influye para nada en la nota ni del que ha hecho el trabajo ni del revisor)" calcext:value-type="string">
            <text:p>25.- ¿Cuánto sabías previamente de lo que has leído aquí? (esto es solo informativo, no influye para nada en la nota ni del que ha hecho el trabajo ni del revisor)</text:p>
          </table:table-cell>
          <table:table-cell/>
        </table:table-row>
        <table:table-row table:style-name="ro1">
          <table:table-cell office:value-type="float" office:value="3" calcext:value-type="float">
            <text:p>3</text:p>
          </table:table-cell>
          <table:table-cell table:formula="of:=INDIRECT(ADDRESS([.A26]+3;ROW([.A26]);1;1;&quot;Opciones&quot;))" office:value-type="string" office:string-value="A algunos les puede interesar." calcext:value-type="string">
            <text:p>A algunos les puede interesar.</text:p>
          </table:table-cell>
          <table:table-cell table:formula="of:=[$Opciones.$Z$3]" office:value-type="string" office:string-value="26.- ¿Cómo de interesante crees que puede ser que este trabajo se presente en clase?" calcext:value-type="string">
            <text:p>26.- ¿Cómo de interesante crees que puede ser que este trabajo se presente en clase?</text:p>
          </table:table-cell>
          <table:table-cell/>
        </table:table-row>
        <table:table-row table:style-name="ro1">
          <table:table-cell office:value-type="float" office:value="1" calcext:value-type="float">
            <text:p>1</text:p>
          </table:table-cell>
          <table:table-cell table:formula="of:=INDIRECT(ADDRESS([.A27]+3;ROW([.A27]);1;1;&quot;Opciones&quot;))" office:value-type="string" office:string-value="Sí." calcext:value-type="string">
            <text:p>Sí.</text:p>
          </table:table-cell>
          <table:table-cell table:formula="of:=[$Opciones.$AA$3]" office:value-type="string" office:string-value="27.- ¿Son el texto e imágenes de tamaño suficiente para que se vean en clase? " calcext:value-type="string">
            <text:p>27.- ¿Son el texto e imágenes de tamaño suficiente para que se vean en clase? </text:p>
          </table:table-cell>
          <table:table-cell/>
        </table:table-row>
        <table:table-row table:style-name="ro1">
          <table:table-cell office:value-type="float" office:value="1" calcext:value-type="float">
            <text:p>1</text:p>
          </table:table-cell>
          <table:table-cell table:formula="of:=INDIRECT(ADDRESS([.A28]+3;ROW([.A28]);1;1;&quot;Opciones&quot;))" office:value-type="string" office:string-value="Sí." calcext:value-type="string">
            <text:p>Sí.</text:p>
          </table:table-cell>
          <table:table-cell table:formula="of:=[$Opciones.$AB$3]" office:value-type="string" office:string-value="28.- ¿Son las transparencias fáciles de entender por sí solas?" calcext:value-type="string">
            <text:p>28.- ¿Son las transparencias fáciles de entender por sí solas?</text:p>
          </table:table-cell>
          <table:table-cell/>
        </table:table-row>
        <table:table-row table:style-name="ro1">
          <table:table-cell office:value-type="float" office:value="1" calcext:value-type="float">
            <text:p>1</text:p>
          </table:table-cell>
          <table:table-cell table:formula="of:=INDIRECT(ADDRESS([.A29]+3;ROW([.A29]);1;1;&quot;Opciones&quot;))" office:value-type="string" office:string-value="Sí. " calcext:value-type="string">
            <text:p>Sí. </text:p>
          </table:table-cell>
          <table:table-cell table:formula="of:=[$Opciones.$AC$3]" office:value-type="string" office:string-value="29.- ¿Representan las transparencias la parte fundamental del trabajo que todos deberíamos comprender en 10 minutos de presentación?" calcext:value-type="string">
            <text:p>29.- ¿Representan las transparencias la parte fundamental del trabajo que todos deberíamos comprender en 10 minutos de presentación?</text:p>
          </table:table-cell>
          <table:table-cell/>
        </table:table-row>
        <table:table-row table:style-name="ro1">
          <table:table-cell office:value-type="float" office:value="1" calcext:value-type="float">
            <text:p>1</text:p>
          </table:table-cell>
          <table:table-cell table:formula="of:=INDIRECT(ADDRESS([.A30]+3;ROW([.A30]);1;1;&quot;Opciones&quot;))" office:value-type="string" office:string-value="Sí" calcext:value-type="string">
            <text:p>Sí</text:p>
          </table:table-cell>
          <table:table-cell table:formula="of:=[$Opciones.$AD$3]" office:value-type="string" office:string-value="30.- ¿Son todas de tipo test con 4 opciones por pregunta? " calcext:value-type="string">
            <text:p>30.- ¿Son todas de tipo test con 4 opciones por pregunta? </text:p>
          </table:table-cell>
          <table:table-cell/>
        </table:table-row>
        <table:table-row table:style-name="ro1">
          <table:table-cell office:value-type="float" office:value="1" calcext:value-type="float">
            <text:p>1</text:p>
          </table:table-cell>
          <table:table-cell table:formula="of:=INDIRECT(ADDRESS([.A31]+3;ROW([.A31]);1;1;&quot;Opciones&quot;))" office:value-type="string" office:string-value="Sí. " calcext:value-type="string">
            <text:p>Sí. </text:p>
          </table:table-cell>
          <table:table-cell table:formula="of:=[$Opciones.$AE$3]" office:value-type="string" office:string-value="31.- ¿Son las preguntas concretas y es fácil entender lo que se pide en ellas?" calcext:value-type="string">
            <text:p>31.- ¿Son las preguntas concretas y es fácil entender lo que se pide en ellas?</text:p>
          </table:table-cell>
          <table:table-cell/>
        </table:table-row>
        <table:table-row table:style-name="ro1">
          <table:table-cell office:value-type="float" office:value="1" calcext:value-type="float">
            <text:p>1</text:p>
          </table:table-cell>
          <table:table-cell table:formula="of:=INDIRECT(ADDRESS([.A32]+3;ROW([.A32]);1;1;&quot;Opciones&quot;))" office:value-type="string" office:string-value="Sí. " calcext:value-type="string">
            <text:p>Sí. </text:p>
          </table:table-cell>
          <table:table-cell table:formula="of:=[$Opciones.$AF$3]" office:value-type="string" office:string-value="32.- ¿Pueden ser contestadas a partir de la información que aparece en las transparencias? " calcext:value-type="string">
            <text:p>32.- ¿Pueden ser contestadas a partir de la información que aparece en las transparencias? </text:p>
          </table:table-cell>
          <table:table-cell/>
        </table:table-row>
        <table:table-row table:style-name="ro2">
          <table:table-cell office:value-type="float" office:value="1" calcext:value-type="float">
            <text:p>1</text:p>
          </table:table-cell>
          <table:table-cell table:formula="of:=INDIRECT(ADDRESS([.A33]+3;ROW([.A33]);1;1;&quot;Opciones&quot;))" office:value-type="string" office:string-value="Sí, alguien que no atienda en clase podría fallar algunas de las preguntas. " calcext:value-type="string">
            <text:p>Sí, alguien que no atienda en clase podría fallar algunas de las preguntas. </text:p>
          </table:table-cell>
          <table:table-cell table:formula="of:=[$Opciones.$AG$3]" office:value-type="string" office:string-value="33- ¿Son las opciones “no correctas” de cada pregunta no triviales? " calcext:value-type="string">
            <text:p>33- ¿Son las opciones “no correctas” de cada pregunta no triviales? </text:p>
          </table:table-cell>
          <table:table-cell/>
        </table:table-row>
        <table:table-row table:style-name="ro1" table:number-rows-repeated="24">
          <table:table-cell table:number-columns-repeated="4"/>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H$3]" office:value-type="string" office:string-value="8.- ¿Aparece el nombre del autor o cualquier otra información que lo pueda identificar en el contenido de los ficheros entregados o en las propiedades de dichos ficheros? Ver Menú Archivo|Propiedades" calcext:value-type="string">
            <text:p>8.- ¿Aparece el nombre del autor o cualquier otra información que lo pueda identificar en el contenido de los ficheros entregados o en las propiedades de dichos ficheros? Ver Menú Archivo|Propiedades</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I$3]" office:value-type="string" office:string-value="9.- ¿El formato de la memoria es el correcto? A4, letra Arial 10 puntos (o similar), interlineado sencillo, máx. 1 línea en blanco entre secciones, márgenes de 2.5-3cm, tamaño de las figuras adecuado y se numeran las páginas." calcext:value-type="string">
            <text:p>9.- ¿El formato de la memoria es el correcto? A4, letra Arial 10 puntos (o similar), interlineado sencillo, máx. 1 línea en blanco entre secciones, márgenes de 2.5-3cm, tamaño de las figuras adecuado y se numeran las páginas.</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J$3]" office:value-type="string" office:string-value="10.- ¿La memoria está estructurada en secciones (estén o no numeradas)?" calcext:value-type="string">
            <text:p>10.- ¿La memoria está estructurada en secciones (estén o no numeradas)?</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K$3]" office:value-type="string" office:string-value="11.- ¿La memoria sigue un hilo coherente?" calcext:value-type="string">
            <text:p>11.- ¿La memoria sigue un hilo coherente?</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L$3]" office:value-type="string" office:string-value="12.- ¿Hay faltas de ortografía o errores tipográficos? (Memoria + transparencias+preguntas) " calcext:value-type="string">
            <text:p>12.- ¿Hay faltas de ortografía o errores tipográficos? (Memoria + transparencias+preguntas)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M$3]" office:value-type="string" office:string-value="13.- ¿Está correctamente redactado el texto?" calcext:value-type="string">
            <text:p>13.- ¿Está correctamente redactado el texto?</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N$3]" office:value-type="string" office:string-value="14.- ¿Hay siglas/palabras técnicas cuyo significado no debería darse por sabido y que no se explican o no se indica una referencia en el texto donde encontrar su definición?" calcext:value-type="string">
            <text:p>14.- ¿Hay siglas/palabras técnicas cuyo significado no debería darse por sabido y que no se explican o no se indica una referencia en el texto donde encontrar su definición?</text:p>
          </table:table-cell>
          <table:table-cell/>
        </table:table-row>
        <table:table-row table:style-name="ro1">
          <table:table-cell office:value-type="string" calcext:value-type="string">
            <text:p>La referencia 18,22.</text:p>
          </table:table-cell>
          <table:table-cell office:value-type="string" calcext:value-type="string">
            <text:p>NO DEJAR EN BLANCO</text:p>
          </table:table-cell>
          <table:table-cell table:formula="of:=[$Opciones.$O$3]" office:value-type="string" office:string-value="15.- ¿Existen las referencias bibliográficas y son citadas todas, al menos una vez, en el texto? (El revisor debe buscarlas y validarlas). " calcext:value-type="string">
            <text:p>15.- ¿Existen las referencias bibliográficas y son citadas todas, al menos una vez, en el texto? (El revisor debe buscarlas y validarlas).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P$3]" office:value-type="string" office:string-value="16.- ¿Las referencias bibliográficas son de páginas/revistas/libros de cierta credibilidad? " calcext:value-type="string">
            <text:p>16.- ¿Las referencias bibliográficas son de páginas/revistas/libros de cierta credibilidad? </text:p>
          </table:table-cell>
          <table:table-cell/>
        </table:table-row>
        <table:table-row table:style-name="ro1">
          <table:table-cell/>
          <table:table-cell office:value-type="string" calcext:value-type="string">
            <text:p>NO DEJAR EN BLANCO</text:p>
          </table:table-cell>
          <table:table-cell table:formula="of:=[$Opciones.$Q$3]" office:value-type="string" office:string-value="17.- En el caso de usar figuras ¿son pertinentes las que se usan? ¿Está referenciada la fuente de donde se ha extraído cada figura? " calcext:value-type="string">
            <text:p>17.- En el caso de usar figuras ¿son pertinentes las que se usan? ¿Está referenciada la fuente de donde se ha extraído cada figura?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R$3]" office:value-type="string" office:string-value="18.- ¿Está bien explicado el resumen? ¿Da una idea adecuada de lo que viene en el texto principal? " calcext:value-type="string">
            <text:p>18.- ¿Está bien explicado el resumen? ¿Da una idea adecuada de lo que viene en el texto principal?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S$3]" office:value-type="string" office:string-value="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 calcext:value-type="string">
            <text:p>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text:p>
          </table:table-cell>
          <table:table-cell/>
        </table:table-row>
        <table:table-row table:style-name="ro1">
          <table:table-cell office:value-type="string" calcext:value-type="string">
            <text:p>La sutil diferencia entre lo que hace una máquina virtual y lo que hace Docker me parece bastante dificil.</text:p>
          </table:table-cell>
          <table:table-cell office:value-type="string" calcext:value-type="string">
            <text:p>NO DEJAR EN BLANCO</text:p>
          </table:table-cell>
          <table:table-cell table:formula="of:=[$Opciones.$T$3]" office:value-type="string" office:string-value="20.- Sobre la dificultad técnica del trabajo (JUSTIFICACIÓN OBLIGATORIA)" calcext:value-type="string">
            <text:p>20.- Sobre la dificultad técnica del trabajo (JUSTIFICACIÓN OBLIGATORIA)</text:p>
          </table:table-cell>
          <table:table-cell/>
        </table:table-row>
        <table:table-row table:style-name="ro1">
          <table:table-cell office:value-type="string" calcext:value-type="string">
            <text:p>Estoy casi seguro de que es así, ya que el tema está bien explicado casi en su totalidad. Sin embargo, el tema de los contenedores no me ha quedado del todo claro.</text:p>
          </table:table-cell>
          <table:table-cell office:value-type="string" calcext:value-type="string">
            <text:p>NO DEJAR EN BLANCO</text:p>
          </table:table-cell>
          <table:table-cell table:formula="of:=[$Opciones.$U$3]" office:value-type="string" office:string-value="21.- Tras leer el documento completo, ¿se nota que el autor entiende de lo que habla? (JUSTIFICACIÓN OBLIGATORIA)" calcext:value-type="string">
            <text:p>21.- Tras leer el documento completo, ¿se nota que el autor entiende de lo que habla? (JUSTIFICACIÓN OBLIGATORIA)</text:p>
          </table:table-cell>
          <table:table-cell/>
        </table:table-row>
        <table:table-row table:style-name="ro1">
          <table:table-cell office:value-type="string" calcext:value-type="string">
            <text:p>El tema central del trabajo era la filosofía que mueve Docker, que es la independencia entre el hardware y el software y el camino que queda por andar para realizar esta utopía.</text:p>
          </table:table-cell>
          <table:table-cell office:value-type="string" calcext:value-type="string">
            <text:p>NO DEJAR EN BLANCO</text:p>
          </table:table-cell>
          <table:table-cell table:formula="of:=[$Opciones.$V$3]" office:value-type="string" office:string-value="22.- ¿Ha sabido el autor escoger la parte relevante del trabajo? (JUSTIFICACIÓN OBLIGATORIA)" calcext:value-type="string">
            <text:p>22.- ¿Ha sabido el autor escoger la parte relevante del trabajo? (JUSTIFICACIÓN OBLIGATORIA)</text:p>
          </table:table-cell>
          <table:table-cell/>
        </table:table-row>
        <table:table-row table:style-name="ro1">
          <table:table-cell/>
          <table:table-cell office:value-type="string" calcext:value-type="string">
            <text:p>NO DEJAR EN BLANCO</text:p>
          </table:table-cell>
          <table:table-cell table:formula="of:=[$Opciones.$W$3]" office:value-type="string" office:string-value="23.- ¿El autor del trabajo menciona perspectivas futuras u otras cosas por tratar que, por limitación en el tiempo/espacio, no ha podido? " calcext:value-type="string">
            <text:p>23.- ¿El autor del trabajo menciona perspectivas futuras u otras cosas por tratar que, por limitación en el tiempo/espacio, no ha podido? </text:p>
          </table:table-cell>
          <table:table-cell/>
        </table:table-row>
        <table:table-row table:style-name="ro1">
          <table:table-cell office:value-type="string" calcext:value-type="string">
            <text:p>No me he enterado exactamente del tema de los contenedores. De todo lo demás en principio si.</text:p>
          </table:table-cell>
          <table:table-cell office:value-type="string" calcext:value-type="string">
            <text:p>NO DEJAR EN BLANCO</text:p>
          </table:table-cell>
          <table:table-cell table:formula="of:=[$Opciones.$X$3]" office:value-type="string" office:string-value="24.- Después de una re-lectura pausada, ¿te has enterado del trabajo? JUSTIFICACIÓN OBLIGATORIA: Indicar exactamente qué partes se han entendido y cuáles no" calcext:value-type="string">
            <text:p>24.- Después de una re-lectura pausada, ¿te has enterado del trabajo? JUSTIFICACIÓN OBLIGATORIA: Indicar exactamente qué partes se han entendido y cuáles no</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Y$3]" office:value-type="string" office:string-value="25.- ¿Cuánto sabías previamente de lo que has leído aquí? (esto es solo informativo, no influye para nada en la nota ni del que ha hecho el trabajo ni del revisor)" calcext:value-type="string">
            <text:p>25.- ¿Cuánto sabías previamente de lo que has leído aquí? (esto es solo informativo, no influye para nada en la nota ni del que ha hecho el trabajo ni del revisor)</text:p>
          </table:table-cell>
          <table:table-cell/>
        </table:table-row>
        <table:table-row table:style-name="ro1">
          <table:table-cell/>
          <table:table-cell office:value-type="string" calcext:value-type="string">
            <text:p>NO DEJAR EN BLANCO</text:p>
          </table:table-cell>
          <table:table-cell table:formula="of:=[$Opciones.$Z$3]" office:value-type="string" office:string-value="26.- ¿Cómo de interesante crees que puede ser que este trabajo se presente en clase?" calcext:value-type="string">
            <text:p>26.- ¿Cómo de interesante crees que puede ser que este trabajo se presente en clase?</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A$3]" office:value-type="string" office:string-value="27.- ¿Son el texto e imágenes de tamaño suficiente para que se vean en clase? " calcext:value-type="string">
            <text:p>27.- ¿Son el texto e imágenes de tamaño suficiente para que se vean en clase?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B$3]" office:value-type="string" office:string-value="28.- ¿Son las transparencias fáciles de entender por sí solas?" calcext:value-type="string">
            <text:p>28.- ¿Son las transparencias fáciles de entender por sí solas?</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C$3]" office:value-type="string" office:string-value="29.- ¿Representan las transparencias la parte fundamental del trabajo que todos deberíamos comprender en 10 minutos de presentación?" calcext:value-type="string">
            <text:p>29.- ¿Representan las transparencias la parte fundamental del trabajo que todos deberíamos comprender en 10 minutos de presentación?</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D$3]" office:value-type="string" office:string-value="30.- ¿Son todas de tipo test con 4 opciones por pregunta? " calcext:value-type="string">
            <text:p>30.- ¿Son todas de tipo test con 4 opciones por pregunta?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E$3]" office:value-type="string" office:string-value="31.- ¿Son las preguntas concretas y es fácil entender lo que se pide en ellas?" calcext:value-type="string">
            <text:p>31.- ¿Son las preguntas concretas y es fácil entender lo que se pide en ellas?</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F$3]" office:value-type="string" office:string-value="32.- ¿Pueden ser contestadas a partir de la información que aparece en las transparencias? " calcext:value-type="string">
            <text:p>32.- ¿Pueden ser contestadas a partir de la información que aparece en las transparencias? </text:p>
          </table:table-cell>
          <table:table-cell/>
        </table:table-row>
        <table:table-row table:style-name="ro2">
          <table:table-cell office:value-type="string" calcext:value-type="string">
            <text:p>Aun así, hay alguna respuesta claramente falsa(incluyen respuestas como que docker es una ballena muy bonita). Aun así, se agradece un poco de humor en el test, además de que el resto de respuestas no son triviales.</text:p>
          </table:table-cell>
          <table:table-cell office:value-type="string" calcext:value-type="string">
            <text:p>NO DEJAR EN BLANCO</text:p>
          </table:table-cell>
          <table:table-cell table:formula="of:=[$Opciones.$AG$3]" office:value-type="string" office:string-value="33- ¿Son las opciones “no correctas” de cada pregunta no triviales? " calcext:value-type="string">
            <text:p>33- ¿Son las opciones “no correctas” de cada pregunta no triviales? </text:p>
          </table:table-cell>
          <table:table-cell/>
        </table:table-row>
        <table:table-row table:style-name="ro2">
          <table:table-cell office:value-type="string" calcext:value-type="string">
            <text:p>Dejan muy clara la diferencia entre correr un programa en una <text:s/>máquina virtual y <text:s/>correrlo con esta herramienta. El análisis de los datos es, a mi entender, muy esclarecedor. <text:s/>Tambien se hace incpié acertadamente en el tema de la filosofía de Docker(hacer un software independiente ).</text:p>
          </table:table-cell>
          <table:table-cell office:value-type="string" calcext:value-type="string">
            <text:p>NO DEJAR EN BLANCO</text:p>
          </table:table-cell>
          <table:table-cell table:formula="of:=[$Opciones.$AH$3]" office:value-type="string" office:string-value="34.- Indique los puntos fuertes en los que cree que destaca este trabajo (JUSTIFICACIÓN OBLIGATORIA):" calcext:value-type="string">
            <text:p>34.- Indique los puntos fuertes en los que cree que destaca este trabajo (JUSTIFICACIÓN OBLIGATORIA):</text:p>
          </table:table-cell>
          <table:table-cell/>
        </table:table-row>
        <table:table-row table:style-name="ro2">
          <table:table-cell office:value-type="string" calcext:value-type="string">
            <text:p>A la hora de explicar su funcionamiento interno no queda del todo claro. </text:p>
          </table:table-cell>
          <table:table-cell office:value-type="string" calcext:value-type="string">
            <text:p>NO DEJAR EN BLANCO</text:p>
          </table:table-cell>
          <table:table-cell table:formula="of:=[$Opciones.$AI$3]" office:value-type="string" office:string-value="35.- Indique los puntos débiles (las principales carencias de este trabajo) y las principales mejoras que se deben realizar en el caso de tener que repetir este trabajo (JUSTIFICACIÓN OBLIGATORIA):" calcext:value-type="string">
            <text:p>35.- Indique los puntos débiles (las principales carencias de este trabajo) y las principales mejoras que se deben realizar en el caso de tener que repetir este trabajo (JUSTIFICACIÓN OBLIGATORIA):</text:p>
          </table:table-cell>
          <table:table-cell/>
        </table:table-row>
        <table:table-row table:style-name="ro1" table:number-rows-repeated="1048490">
          <table:table-cell table:number-columns-repeated="4"/>
        </table:table-row>
        <table:table-row table:style-name="ro1">
          <table:table-cell table:number-columns-repeated="4"/>
        </table:table-row>
      </table:table>
      <table:table table:name="Opciones" table:style-name="ta1" table:print="false">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column table:style-name="co21" table:default-cell-style-name="ce4"/>
        <table:table-column table:style-name="co22" table:default-cell-style-name="ce4"/>
        <table:table-column table:style-name="co23" table:default-cell-style-name="ce4"/>
        <table:table-column table:style-name="co24" table:default-cell-style-name="ce4"/>
        <table:table-column table:style-name="co25"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column table:style-name="co30" table:default-cell-style-name="ce4"/>
        <table:table-column table:style-name="co31" table:default-cell-style-name="ce4"/>
        <table:table-column table:style-name="co11" table:default-cell-style-name="ce4"/>
        <table:table-column table:style-name="co32" table:default-cell-style-name="ce4"/>
        <table:table-column table:style-name="co33" table:default-cell-style-name="ce4"/>
        <table:table-column table:style-name="co34" table:default-cell-style-name="ce4"/>
        <table:table-column table:style-name="co35" table:default-cell-style-name="ce4"/>
        <table:table-column table:style-name="co36" table:default-cell-style-name="ce4"/>
        <table:table-column table:style-name="co37" table:default-cell-style-name="ce4"/>
        <table:table-column table:style-name="co38" table:default-cell-style-name="ce4"/>
        <table:table-column table:style-name="co39" table:default-cell-style-name="ce4"/>
        <table:table-column table:style-name="co5" table:number-columns-repeated="989" table:default-cell-style-name="ce4"/>
        <table:table-row table:style-name="ro2">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5" calcext:value-type="float">
            <text:p>15</text:p>
          </table:table-cell>
          <table:table-cell table:style-name="ce3" office:value-type="float" office:value="16" calcext:value-type="float">
            <text:p>16</text:p>
          </table:table-cell>
          <table:table-cell table:style-name="ce3" office:value-type="float" office:value="17" calcext:value-type="float">
            <text:p>17</text:p>
          </table:table-cell>
          <table:table-cell table:style-name="ce3" office:value-type="float" office:value="18" calcext:value-type="float">
            <text:p>18</text:p>
          </table:table-cell>
          <table:table-cell table:style-name="ce3" office:value-type="float" office:value="19" calcext:value-type="float">
            <text:p>19</text:p>
          </table:table-cell>
          <table:table-cell table:style-name="ce3" office:value-type="float" office:value="20" calcext:value-type="float">
            <text:p>20</text:p>
          </table:table-cell>
          <table:table-cell table:style-name="ce3" office:value-type="float" office:value="21" calcext:value-type="float">
            <text:p>21</text:p>
          </table:table-cell>
          <table:table-cell table:style-name="ce3" office:value-type="float" office:value="22" calcext:value-type="float">
            <text:p>22</text:p>
          </table:table-cell>
          <table:table-cell table:style-name="ce3" office:value-type="float" office:value="23" calcext:value-type="float">
            <text:p>23</text:p>
          </table:table-cell>
          <table:table-cell table:style-name="ce3" office:value-type="float" office:value="24" calcext:value-type="float">
            <text:p>24</text:p>
          </table:table-cell>
          <table:table-cell table:style-name="ce3" office:value-type="float" office:value="25" calcext:value-type="float">
            <text:p>25</text:p>
          </table:table-cell>
          <table:table-cell table:style-name="ce3" office:value-type="float" office:value="26" calcext:value-type="float">
            <text:p>26</text:p>
          </table:table-cell>
          <table:table-cell table:style-name="ce3" office:value-type="float" office:value="27" calcext:value-type="float">
            <text:p>27</text:p>
          </table:table-cell>
          <table:table-cell table:style-name="ce3" office:value-type="float" office:value="28" calcext:value-type="float">
            <text:p>28</text:p>
          </table:table-cell>
          <table:table-cell table:style-name="ce3" office:value-type="float" office:value="29" calcext:value-type="float">
            <text:p>29</text:p>
          </table:table-cell>
          <table:table-cell table:style-name="ce3" office:value-type="float" office:value="30" calcext:value-type="float">
            <text:p>30</text:p>
          </table:table-cell>
          <table:table-cell table:style-name="ce3" office:value-type="float" office:value="31" calcext:value-type="float">
            <text:p>31</text:p>
          </table:table-cell>
          <table:table-cell table:style-name="ce3" office:value-type="float" office:value="32" calcext:value-type="float">
            <text:p>32</text:p>
          </table:table-cell>
          <table:table-cell table:style-name="ce3" office:value-type="float" office:value="33" calcext:value-type="float">
            <text:p>33</text:p>
          </table:table-cell>
          <table:table-cell table:style-name="ce3" office:value-type="float" office:value="34" calcext:value-type="float">
            <text:p>34</text:p>
          </table:table-cell>
          <table:table-cell table:style-name="ce3" office:value-type="float" office:value="35" calcext:value-type="float">
            <text:p>35</text:p>
          </table:table-cell>
          <table:table-cell table:number-columns-repeated="989"/>
        </table:table-row>
        <table:table-row table:style-name="ro3">
          <table:table-cell table:style-name="Default" office:value-type="string" calcext:value-type="string">
            <text:p>.- Título del trabajo a revisar: </text:p>
          </table:table-cell>
          <table:table-cell table:style-name="Default" office:value-type="string" calcext:value-type="string">
            <text:p>.- Nombre del fichero .zip que se está revisando:</text:p>
          </table:table-cell>
          <table:table-cell table:style-name="ce5" office:value-type="string" calcext:value-type="string">
            <text:p>.- Nº de páginas COMPLETAS de la memoria (debe estar entre 8 y 12 páginas sin contar portada, índice ni anexos):</text:p>
          </table:table-cell>
          <table:table-cell table:style-name="Default" office:value-type="string" calcext:value-type="string">
            <text:p>.- Nº de transparencias (0=no hay) (debería estar entre 8 y 12 transparencias):</text:p>
          </table:table-cell>
          <table:table-cell table:style-name="Default" office:value-type="string" calcext:value-type="string">
            <text:p>.- Nº de preguntas tipo test en el cuestionario (0=no hay) (debería estar entre 4 y 6):</text:p>
          </table:table-cell>
          <table:table-cell table:style-name="Default" office:value-type="string" calcext:value-type="string">
            <text:p>.- Número de líneas del resumen (0=no hay) (debería estar entre 5 y 15 líneas):</text:p>
          </table:table-cell>
          <table:table-cell table:style-name="Default" office:value-type="string" calcext:value-type="string">
            <text:p>.- Nº de referencias bibliográficas (0=no hay):</text:p>
          </table:table-cell>
          <table:table-cell table:style-name="Default" office:value-type="string" calcext:value-type="string">
            <text:p>.- ¿Aparece el nombre del autor o cualquier otra información que lo pueda identificar en el contenido de los ficheros entregados o en las propiedades de dichos ficheros? Ver Menú Archivo|Propiedades</text:p>
          </table:table-cell>
          <table:table-cell table:style-name="Default" office:value-type="string" calcext:value-type="string">
            <text:p>.- <text:span text:style-name="T1">¿El formato de la memoria es el correcto? A4, letra Arial 10 puntos (o similar), interlineado sencillo, máx. 1 línea en blanco entre secciones, márgenes de 2.5-3cm, tamaño de las figuras adecuado y se numeran las páginas.</text:span></text:p>
          </table:table-cell>
          <table:table-cell table:style-name="Default" office:value-type="string" calcext:value-type="string">
            <text:p>.- ¿La memoria está estructurada en secciones (estén o no numeradas)?</text:p>
          </table:table-cell>
          <table:table-cell table:style-name="Default" office:value-type="string" calcext:value-type="string">
            <text:p>.- ¿La memoria sigue un hilo coherente?</text:p>
          </table:table-cell>
          <table:table-cell table:style-name="Default" office:value-type="string" calcext:value-type="string">
            <text:p>.- ¿Hay faltas de ortografía o errores tipográficos? (Memoria + transparencias+preguntas) </text:p>
          </table:table-cell>
          <table:table-cell table:style-name="Default" office:value-type="string" calcext:value-type="string">
            <text:p>.- ¿Está correctamente redactado el texto?</text:p>
          </table:table-cell>
          <table:table-cell table:style-name="Default" office:value-type="string" calcext:value-type="string">
            <text:p>.- ¿Hay siglas/palabras técnicas cuyo significado no debería darse por sabido y que no se explican o no se indica una referencia en el texto donde encontrar su definición?</text:p>
          </table:table-cell>
          <table:table-cell table:style-name="Default" office:value-type="string" calcext:value-type="string">
            <text:p>.- ¿Existen las referencias bibliográficas y son citadas todas, al menos una vez, en el texto? (El revisor debe buscarlas y validarlas). </text:p>
          </table:table-cell>
          <table:table-cell table:style-name="Default" office:value-type="string" calcext:value-type="string">
            <text:p>.- ¿Las referencias bibliográficas son de páginas/revistas/libros de cierta credibilidad? </text:p>
          </table:table-cell>
          <table:table-cell table:style-name="Default" office:value-type="string" calcext:value-type="string">
            <text:p>.- En el caso de usar figuras ¿son pertinentes las que se usan? ¿Está referenciada la fuente de donde se ha extraído cada figura? </text:p>
          </table:table-cell>
          <table:table-cell table:style-name="Default" office:value-type="string" calcext:value-type="string">
            <text:p>.- ¿Está bien explicado el resumen? ¿Da una idea adecuada de lo que viene en el texto principal? </text:p>
          </table:table-cell>
          <table:table-cell table:style-name="Default" office:value-type="string" calcext:value-type="string">
            <text:p>.- ¿Hay partes copiadas o traducidas directamente de las referencias o de cualquier otro documento de Internet sin que se referencie explícitamente que han sido sacadas de ahí? (El revisor debe seleccionar algunas de las frases más importantes del documento y buscarlas en Internet)</text:p>
          </table:table-cell>
          <table:table-cell table:style-name="Default" office:value-type="string" calcext:value-type="string">
            <text:p>.- Sobre la dificultad técnica del trabajo (JUSTIFICACIÓN OBLIGATORIA)</text:p>
          </table:table-cell>
          <table:table-cell table:style-name="Default" office:value-type="string" calcext:value-type="string">
            <text:p>.- Tras leer el documento completo, ¿se nota que el autor entiende de lo que habla? (JUSTIFICACIÓN OBLIGATORIA)</text:p>
          </table:table-cell>
          <table:table-cell table:style-name="Default" office:value-type="string" calcext:value-type="string">
            <text:p>.- ¿Ha sabido el autor escoger la parte relevante del trabajo? (JUSTIFICACIÓN OBLIGATORIA)</text:p>
          </table:table-cell>
          <table:table-cell table:style-name="Default" office:value-type="string" calcext:value-type="string">
            <text:p>.- ¿El autor del trabajo menciona perspectivas futuras u otras cosas por tratar que, por limitación en el tiempo/espacio, no ha podido? </text:p>
          </table:table-cell>
          <table:table-cell table:style-name="Default" office:value-type="string" calcext:value-type="string">
            <text:p>.- Después de una re-lectura pausada, ¿te has enterado del trabajo? JUSTIFICACIÓN OBLIGATORIA: Indicar exactamente qué partes se han entendido y cuáles no</text:p>
          </table:table-cell>
          <table:table-cell table:style-name="Default" office:value-type="string" calcext:value-type="string">
            <text:p>.- ¿Cuánto sabías previamente de lo que has leído aquí? (esto es solo informativo, no influye para nada en la nota ni del que ha hecho el trabajo ni del revisor)</text:p>
          </table:table-cell>
          <table:table-cell table:style-name="Default" office:value-type="string" calcext:value-type="string">
            <text:p>.- ¿Cómo de interesante crees que puede ser que este trabajo se presente en clase?</text:p>
          </table:table-cell>
          <table:table-cell table:style-name="Default" office:value-type="string" calcext:value-type="string">
            <text:p>.- ¿Son el texto e imágenes de tamaño suficiente para que se vean en clase? </text:p>
          </table:table-cell>
          <table:table-cell table:style-name="Default" office:value-type="string" calcext:value-type="string">
            <text:p>.- ¿Son las transparencias fáciles de entender por sí solas?</text:p>
          </table:table-cell>
          <table:table-cell table:style-name="Default" office:value-type="string" calcext:value-type="string">
            <text:p>.- ¿Representan las transparencias la parte fundamental del trabajo que todos deberíamos comprender en 10 minutos de presentación?</text:p>
          </table:table-cell>
          <table:table-cell table:style-name="Default" office:value-type="string" calcext:value-type="string">
            <text:p>.- ¿Son todas de tipo test con 4 opciones por pregunta? </text:p>
          </table:table-cell>
          <table:table-cell table:style-name="Default" office:value-type="string" calcext:value-type="string">
            <text:p>.- ¿Son las preguntas concretas y es fácil entender lo que se pide en ellas?</text:p>
          </table:table-cell>
          <table:table-cell table:style-name="Default" office:value-type="string" calcext:value-type="string">
            <text:p>.- ¿Pueden ser contestadas a partir de la información que aparece en las transparencias? </text:p>
          </table:table-cell>
          <table:table-cell table:style-name="Default" office:value-type="string" calcext:value-type="string">
            <text:p>- ¿Son las opciones “no correctas” de cada pregunta no triviales? </text:p>
          </table:table-cell>
          <table:table-cell office:value-type="string" calcext:value-type="string">
            <text:p>.- Indique los puntos fuertes en los que cree que destaca este trabajo (JUSTIFICACIÓN OBLIGATORIA):</text:p>
          </table:table-cell>
          <table:table-cell office:value-type="string" calcext:value-type="string">
            <text:p>.- Indique los puntos débiles (las principales carencias de este trabajo) y las principales mejoras que se deben realizar en el caso de tener que repetir este trabajo (JUSTIFICACIÓN OBLIGATORIA):</text:p>
          </table:table-cell>
          <table:table-cell table:number-columns-repeated="989"/>
        </table:table-row>
        <table:table-row table:style-name="ro2">
          <table:table-cell table:style-name="Default" table:formula="of:=CONCATENATE([.A1];[.A2])" office:value-type="string" office:string-value="1.- Título del trabajo a revisar: " calcext:value-type="string">
            <text:p>1.- Título del trabajo a revisar: </text:p>
          </table:table-cell>
          <table:table-cell table:style-name="Default" table:formula="of:=CONCATENATE([.B1];[.B2])" office:value-type="string" office:string-value="2.- Nombre del fichero .zip que se está revisando:" calcext:value-type="string">
            <text:p>2.- Nombre del fichero .zip que se está revisando:</text:p>
          </table:table-cell>
          <table:table-cell table:style-name="Default" table:formula="of:=CONCATENATE([.C1];[.C2])" office:value-type="string" office:string-value="3.- Nº de páginas COMPLETAS de la memoria (debe estar entre 8 y 12 páginas sin contar portada, índice ni anexos):" calcext:value-type="string">
            <text:p>3.- Nº de páginas COMPLETAS de la memoria (debe estar entre 8 y 12 páginas sin contar portada, índice ni anexos):</text:p>
          </table:table-cell>
          <table:table-cell table:style-name="Default" table:formula="of:=CONCATENATE([.D1];[.D2])" office:value-type="string" office:string-value="4.- Nº de transparencias (0=no hay) (debería estar entre 8 y 12 transparencias):" calcext:value-type="string">
            <text:p>4.- Nº de transparencias (0=no hay) (debería estar entre 8 y 12 transparencias):</text:p>
          </table:table-cell>
          <table:table-cell table:style-name="Default" table:formula="of:=CONCATENATE([.E1];[.E2])" office:value-type="string" office:string-value="5.- Nº de preguntas tipo test en el cuestionario (0=no hay) (debería estar entre 4 y 6):" calcext:value-type="string">
            <text:p>5.- Nº de preguntas tipo test en el cuestionario (0=no hay) (debería estar entre 4 y 6):</text:p>
          </table:table-cell>
          <table:table-cell table:style-name="Default" table:formula="of:=CONCATENATE([.F1];[.F2])" office:value-type="string" office:string-value="6.- Número de líneas del resumen (0=no hay) (debería estar entre 5 y 15 líneas):" calcext:value-type="string">
            <text:p>6.- Número de líneas del resumen (0=no hay) (debería estar entre 5 y 15 líneas):</text:p>
          </table:table-cell>
          <table:table-cell table:style-name="Default" table:formula="of:=CONCATENATE([.G1];[.G2])" office:value-type="string" office:string-value="7.- Nº de referencias bibliográficas (0=no hay):" calcext:value-type="string">
            <text:p>7.- Nº de referencias bibliográficas (0=no hay):</text:p>
          </table:table-cell>
          <table:table-cell table:style-name="Default" table:formula="of:=CONCATENATE([.H1];[.H2])" office:value-type="string" office:string-value="8.- ¿Aparece el nombre del autor o cualquier otra información que lo pueda identificar en el contenido de los ficheros entregados o en las propiedades de dichos ficheros? Ver Menú Archivo|Propiedades" calcext:value-type="string">
            <text:p>8.- ¿Aparece el nombre del autor o cualquier otra información que lo pueda identificar en el contenido de los ficheros entregados o en las propiedades de dichos ficheros? Ver Menú Archivo|Propiedades</text:p>
          </table:table-cell>
          <table:table-cell table:style-name="Default" table:formula="of:=CONCATENATE([.I1];[.I2])" office:value-type="string" office:string-value="9.- ¿El formato de la memoria es el correcto? A4, letra Arial 10 puntos (o similar), interlineado sencillo, máx. 1 línea en blanco entre secciones, márgenes de 2.5-3cm, tamaño de las figuras adecuado y se numeran las páginas." calcext:value-type="string">
            <text:p>9.- ¿El formato de la memoria es el correcto? A4, letra Arial 10 puntos (o similar), interlineado sencillo, máx. 1 línea en blanco entre secciones, márgenes de 2.5-3cm, tamaño de las figuras adecuado y se numeran las páginas.</text:p>
          </table:table-cell>
          <table:table-cell table:style-name="Default" table:formula="of:=CONCATENATE([.J1];[.J2])" office:value-type="string" office:string-value="10.- ¿La memoria está estructurada en secciones (estén o no numeradas)?" calcext:value-type="string">
            <text:p>10.- ¿La memoria está estructurada en secciones (estén o no numeradas)?</text:p>
          </table:table-cell>
          <table:table-cell table:style-name="Default" table:formula="of:=CONCATENATE([.K1];[.K2])" office:value-type="string" office:string-value="11.- ¿La memoria sigue un hilo coherente?" calcext:value-type="string">
            <text:p>11.- ¿La memoria sigue un hilo coherente?</text:p>
          </table:table-cell>
          <table:table-cell table:style-name="Default" table:formula="of:=CONCATENATE([.L1];[.L2])" office:value-type="string" office:string-value="12.- ¿Hay faltas de ortografía o errores tipográficos? (Memoria + transparencias+preguntas) " calcext:value-type="string">
            <text:p>12.- ¿Hay faltas de ortografía o errores tipográficos? (Memoria + transparencias+preguntas) </text:p>
          </table:table-cell>
          <table:table-cell table:style-name="Default" table:formula="of:=CONCATENATE([.M1];[.M2])" office:value-type="string" office:string-value="13.- ¿Está correctamente redactado el texto?" calcext:value-type="string">
            <text:p>13.- ¿Está correctamente redactado el texto?</text:p>
          </table:table-cell>
          <table:table-cell table:style-name="Default" table:formula="of:=CONCATENATE([.N1];[.N2])" office:value-type="string" office:string-value="14.- ¿Hay siglas/palabras técnicas cuyo significado no debería darse por sabido y que no se explican o no se indica una referencia en el texto donde encontrar su definición?" calcext:value-type="string">
            <text:p>14.- ¿Hay siglas/palabras técnicas cuyo significado no debería darse por sabido y que no se explican o no se indica una referencia en el texto donde encontrar su definición?</text:p>
          </table:table-cell>
          <table:table-cell table:style-name="Default" table:formula="of:=CONCATENATE([.O1];[.O2])" office:value-type="string" office:string-value="15.- ¿Existen las referencias bibliográficas y son citadas todas, al menos una vez, en el texto? (El revisor debe buscarlas y validarlas). " calcext:value-type="string">
            <text:p>15.- ¿Existen las referencias bibliográficas y son citadas todas, al menos una vez, en el texto? (El revisor debe buscarlas y validarlas). </text:p>
          </table:table-cell>
          <table:table-cell table:style-name="Default" table:formula="of:=CONCATENATE([.P1];[.P2])" office:value-type="string" office:string-value="16.- ¿Las referencias bibliográficas son de páginas/revistas/libros de cierta credibilidad? " calcext:value-type="string">
            <text:p>16.- ¿Las referencias bibliográficas son de páginas/revistas/libros de cierta credibilidad? </text:p>
          </table:table-cell>
          <table:table-cell table:style-name="Default" table:formula="of:=CONCATENATE([.Q1];[.Q2])" office:value-type="string" office:string-value="17.- En el caso de usar figuras ¿son pertinentes las que se usan? ¿Está referenciada la fuente de donde se ha extraído cada figura? " calcext:value-type="string">
            <text:p>17.- En el caso de usar figuras ¿son pertinentes las que se usan? ¿Está referenciada la fuente de donde se ha extraído cada figura? </text:p>
          </table:table-cell>
          <table:table-cell table:style-name="Default" table:formula="of:=CONCATENATE([.R1];[.R2])" office:value-type="string" office:string-value="18.- ¿Está bien explicado el resumen? ¿Da una idea adecuada de lo que viene en el texto principal? " calcext:value-type="string">
            <text:p>18.- ¿Está bien explicado el resumen? ¿Da una idea adecuada de lo que viene en el texto principal? </text:p>
          </table:table-cell>
          <table:table-cell table:style-name="Default" table:formula="of:=CONCATENATE([.S1];[.S2])" office:value-type="string" office:string-value="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 calcext:value-type="string">
            <text:p>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text:p>
          </table:table-cell>
          <table:table-cell table:style-name="Default" table:formula="of:=CONCATENATE([.T1];[.T2])" office:value-type="string" office:string-value="20.- Sobre la dificultad técnica del trabajo (JUSTIFICACIÓN OBLIGATORIA)" calcext:value-type="string">
            <text:p>20.- Sobre la dificultad técnica del trabajo (JUSTIFICACIÓN OBLIGATORIA)</text:p>
          </table:table-cell>
          <table:table-cell table:style-name="Default" table:formula="of:=CONCATENATE([.U1];[.U2])" office:value-type="string" office:string-value="21.- Tras leer el documento completo, ¿se nota que el autor entiende de lo que habla? (JUSTIFICACIÓN OBLIGATORIA)" calcext:value-type="string">
            <text:p>21.- Tras leer el documento completo, ¿se nota que el autor entiende de lo que habla? (JUSTIFICACIÓN OBLIGATORIA)</text:p>
          </table:table-cell>
          <table:table-cell table:style-name="Default" table:formula="of:=CONCATENATE([.V1];[.V2])" office:value-type="string" office:string-value="22.- ¿Ha sabido el autor escoger la parte relevante del trabajo? (JUSTIFICACIÓN OBLIGATORIA)" calcext:value-type="string">
            <text:p>22.- ¿Ha sabido el autor escoger la parte relevante del trabajo? (JUSTIFICACIÓN OBLIGATORIA)</text:p>
          </table:table-cell>
          <table:table-cell table:style-name="Default" table:formula="of:=CONCATENATE([.W1];[.W2])" office:value-type="string" office:string-value="23.- ¿El autor del trabajo menciona perspectivas futuras u otras cosas por tratar que, por limitación en el tiempo/espacio, no ha podido? " calcext:value-type="string">
            <text:p>23.- ¿El autor del trabajo menciona perspectivas futuras u otras cosas por tratar que, por limitación en el tiempo/espacio, no ha podido? </text:p>
          </table:table-cell>
          <table:table-cell table:style-name="Default" table:formula="of:=CONCATENATE([.X1];[.X2])" office:value-type="string" office:string-value="24.- Después de una re-lectura pausada, ¿te has enterado del trabajo? JUSTIFICACIÓN OBLIGATORIA: Indicar exactamente qué partes se han entendido y cuáles no" calcext:value-type="string">
            <text:p>24.- Después de una re-lectura pausada, ¿te has enterado del trabajo? JUSTIFICACIÓN OBLIGATORIA: Indicar exactamente qué partes se han entendido y cuáles no</text:p>
          </table:table-cell>
          <table:table-cell table:style-name="Default" table:formula="of:=CONCATENATE([.Y1];[.Y2])" office:value-type="string" office:string-value="25.- ¿Cuánto sabías previamente de lo que has leído aquí? (esto es solo informativo, no influye para nada en la nota ni del que ha hecho el trabajo ni del revisor)" calcext:value-type="string">
            <text:p>25.- ¿Cuánto sabías previamente de lo que has leído aquí? (esto es solo informativo, no influye para nada en la nota ni del que ha hecho el trabajo ni del revisor)</text:p>
          </table:table-cell>
          <table:table-cell table:style-name="Default" table:formula="of:=CONCATENATE([.Z1];[.Z2])" office:value-type="string" office:string-value="26.- ¿Cómo de interesante crees que puede ser que este trabajo se presente en clase?" calcext:value-type="string">
            <text:p>26.- ¿Cómo de interesante crees que puede ser que este trabajo se presente en clase?</text:p>
          </table:table-cell>
          <table:table-cell table:style-name="Default" table:formula="of:=CONCATENATE([.AA1];[.AA2])" office:value-type="string" office:string-value="27.- ¿Son el texto e imágenes de tamaño suficiente para que se vean en clase? " calcext:value-type="string">
            <text:p>27.- ¿Son el texto e imágenes de tamaño suficiente para que se vean en clase? </text:p>
          </table:table-cell>
          <table:table-cell table:style-name="Default" table:formula="of:=CONCATENATE([.AB1];[.AB2])" office:value-type="string" office:string-value="28.- ¿Son las transparencias fáciles de entender por sí solas?" calcext:value-type="string">
            <text:p>28.- ¿Son las transparencias fáciles de entender por sí solas?</text:p>
          </table:table-cell>
          <table:table-cell table:style-name="Default" table:formula="of:=CONCATENATE([.AC1];[.AC2])" office:value-type="string" office:string-value="29.- ¿Representan las transparencias la parte fundamental del trabajo que todos deberíamos comprender en 10 minutos de presentación?" calcext:value-type="string">
            <text:p>29.- ¿Representan las transparencias la parte fundamental del trabajo que todos deberíamos comprender en 10 minutos de presentación?</text:p>
          </table:table-cell>
          <table:table-cell table:style-name="Default" table:formula="of:=CONCATENATE([.AD1];[.AD2])" office:value-type="string" office:string-value="30.- ¿Son todas de tipo test con 4 opciones por pregunta? " calcext:value-type="string">
            <text:p>30.- ¿Son todas de tipo test con 4 opciones por pregunta? </text:p>
          </table:table-cell>
          <table:table-cell table:style-name="Default" table:formula="of:=CONCATENATE([.AE1];[.AE2])" office:value-type="string" office:string-value="31.- ¿Son las preguntas concretas y es fácil entender lo que se pide en ellas?" calcext:value-type="string">
            <text:p>31.- ¿Son las preguntas concretas y es fácil entender lo que se pide en ellas?</text:p>
          </table:table-cell>
          <table:table-cell table:style-name="Default" table:formula="of:=CONCATENATE([.AF1];[.AF2])" office:value-type="string" office:string-value="32.- ¿Pueden ser contestadas a partir de la información que aparece en las transparencias? " calcext:value-type="string">
            <text:p>32.- ¿Pueden ser contestadas a partir de la información que aparece en las transparencias? </text:p>
          </table:table-cell>
          <table:table-cell table:style-name="Default" table:formula="of:=CONCATENATE([.AG1];[.AG2])" office:value-type="string" office:string-value="33- ¿Son las opciones “no correctas” de cada pregunta no triviales? " calcext:value-type="string">
            <text:p>33- ¿Son las opciones “no correctas” de cada pregunta no triviales? </text:p>
          </table:table-cell>
          <table:table-cell table:style-name="Default" table:formula="of:=CONCATENATE([.AH1];[.AH2])" office:value-type="string" office:string-value="34.- Indique los puntos fuertes en los que cree que destaca este trabajo (JUSTIFICACIÓN OBLIGATORIA):" calcext:value-type="string">
            <text:p>34.- Indique los puntos fuertes en los que cree que destaca este trabajo (JUSTIFICACIÓN OBLIGATORIA):</text:p>
          </table:table-cell>
          <table:table-cell table:style-name="Default" table:formula="of:=CONCATENATE([.AI1];[.AI2])" office:value-type="string" office:string-value="35.- Indique los puntos débiles (las principales carencias de este trabajo) y las principales mejoras que se deben realizar en el caso de tener que repetir este trabajo (JUSTIFICACIÓN OBLIGATORIA):" calcext:value-type="string">
            <text:p>35.- Indique los puntos débiles (las principales carencias de este trabajo) y las principales mejoras que se deben realizar en el caso de tener que repetir este trabajo (JUSTIFICACIÓN OBLIGATORIA):</text:p>
          </table:table-cell>
          <table:table-cell table:number-columns-repeated="989"/>
        </table:table-row>
        <table:table-row table:style-name="ro3">
          <table:table-cell table:number-columns-repeated="2"/>
          <table:table-cell office:value-type="float" office:value="0" calcext:value-type="float">
            <text:p>0</text:p>
          </table:table-cell>
          <table:table-cell table:number-columns-repeated="4"/>
          <table:table-cell office:value-type="string" calcext:value-type="string">
            <text:p>No</text:p>
          </table:table-cell>
          <table:table-cell table:number-columns-repeated="2" table:style-name="ce6" office:value-type="string" calcext:value-type="string">
            <text:p>Sí</text:p>
          </table:table-cell>
          <table:table-cell table:style-name="ce7" office:value-type="string" calcext:value-type="string">
            <text:p>Sí. </text:p>
          </table:table-cell>
          <table:table-cell table:style-name="ce7" office:value-type="string" calcext:value-type="string">
            <text:p>Apenas hay (0-5).</text:p>
          </table:table-cell>
          <table:table-cell table:style-name="ce7" office:value-type="string" calcext:value-type="string">
            <text:p>Sí. </text:p>
          </table:table-cell>
          <table:table-cell table:style-name="ce7" office:value-type="string" calcext:value-type="string">
            <text:p>No.</text:p>
          </table:table-cell>
          <table:table-cell table:style-name="ce7" office:value-type="string" calcext:value-type="string">
            <text:p>Todas existen y son citadas al menos una vez en el texto </text:p>
          </table:table-cell>
          <table:table-cell table:style-name="ce7" office:value-type="string" calcext:value-type="string">
            <text:p>Sí. </text:p>
          </table:table-cell>
          <table:table-cell table:style-name="ce7" office:value-type="string" calcext:value-type="string">
            <text:p>Sí, todo correcto (incluye el caso en el que no haya figuras en el texto). </text:p>
          </table:table-cell>
          <table:table-cell table:style-name="ce7" office:value-type="string" calcext:value-type="string">
            <text:p>Muy bien explicado y sintetizado. </text:p>
          </table:table-cell>
          <table:table-cell table:style-name="ce7" office:value-type="string" calcext:value-type="string">
            <text:p>Ninguna, todo ha sido referenciado adecuadamente o re-expresado de otra forma distinta a como viene en las referencias.</text:p>
          </table:table-cell>
          <table:table-cell table:style-name="ce7" office:value-type="string" calcext:value-type="string">
            <text:p>El trabajo es complicado porque o bien es difícil de entender o hay que leer bastante bibliografía para hacer lo que se ha hecho. </text:p>
          </table:table-cell>
          <table:table-cell table:style-name="ce7" office:value-type="string" calcext:value-type="string">
            <text:p>Estoy totalmente seguro de ello. </text:p>
          </table:table-cell>
          <table:table-cell table:style-name="ce7" office:value-type="string" calcext:value-type="string">
            <text:p>Definitivamente sí. </text:p>
          </table:table-cell>
          <table:table-cell table:style-name="ce7" office:value-type="string" calcext:value-type="string">
            <text:p>Sí, e intenta justificar por qué no ha profundizado en ellas.</text:p>
          </table:table-cell>
          <table:table-cell table:style-name="ce7" office:value-type="string" calcext:value-type="string">
            <text:p>Me he enterado del 100% de lo que aparece en el trabajo.</text:p>
          </table:table-cell>
          <table:table-cell table:style-name="ce7" office:value-type="string" calcext:value-type="string">
            <text:p>Prácticamente conocía el 90-100% de lo que se pone aquí.</text:p>
          </table:table-cell>
          <table:table-cell table:style-name="ce7" office:value-type="string" calcext:value-type="string">
            <text:p>Muy interesante.</text:p>
          </table:table-cell>
          <table:table-cell table:number-columns-repeated="2" table:style-name="ce7" office:value-type="string" calcext:value-type="string">
            <text:p>Sí.</text:p>
          </table:table-cell>
          <table:table-cell table:style-name="ce7" office:value-type="string" calcext:value-type="string">
            <text:p>Sí. </text:p>
          </table:table-cell>
          <table:table-cell table:style-name="ce7" office:value-type="string" calcext:value-type="string">
            <text:p>Sí</text:p>
          </table:table-cell>
          <table:table-cell table:number-columns-repeated="2" table:style-name="ce7" office:value-type="string" calcext:value-type="string">
            <text:p>Sí. </text:p>
          </table:table-cell>
          <table:table-cell table:style-name="ce7" office:value-type="string" calcext:value-type="string">
            <text:p>Sí, alguien que no atienda en clase podría fallar algunas de las preguntas. </text:p>
          </table:table-cell>
          <table:table-cell table:number-columns-repeated="991"/>
        </table:table-row>
        <table:table-row table:style-name="ro3">
          <table:table-cell table:number-columns-repeated="2"/>
          <table:table-cell office:value-type="float" office:value="1" calcext:value-type="float">
            <text:p>1</text:p>
          </table:table-cell>
          <table:table-cell table:number-columns-repeated="4"/>
          <table:table-cell office:value-type="string" calcext:value-type="string">
            <text:p>Sí</text:p>
          </table:table-cell>
          <table:table-cell table:style-name="Default" office:value-type="string" calcext:value-type="string">
            <text:p>No exactamente pero no se puede decir que se haya jugado con el formato para poder llegar al número mínimo de páginas.</text:p>
          </table:table-cell>
          <table:table-cell table:style-name="ce6" office:value-type="string" calcext:value-type="string">
            <text:p>No</text:p>
          </table:table-cell>
          <table:table-cell table:style-name="ce7" office:value-type="string" calcext:value-type="string">
            <text:p>Hay alguna parte que no entiendo muy bien por qué está ahí.</text:p>
          </table:table-cell>
          <table:table-cell table:style-name="ce7" office:value-type="string" calcext:value-type="string">
            <text:p>Sí algunos (6-10).</text:p>
          </table:table-cell>
          <table:table-cell table:style-name="ce7" office:value-type="string" calcext:value-type="string">
            <text:p>Hay alguna que otra frase incompleta/incoherente o que parece traducida (no parece castellano). </text:p>
          </table:table-cell>
          <table:table-cell table:style-name="ce7" office:value-type="string" calcext:value-type="string">
            <text:p>Sí algunas.</text:p>
          </table:table-cell>
          <table:table-cell table:style-name="ce7" office:value-type="string" calcext:value-type="string">
            <text:p>Algún enlace no funciona o alguna referencia no está correctamente escrita o alguna referencia no está citada en el texto</text:p>
          </table:table-cell>
          <table:table-cell table:style-name="ce7" office:value-type="string" calcext:value-type="string">
            <text:p>La mayoría sí pero hay algunas referencias a foros u otras páginas con menor credibilidad. </text:p>
          </table:table-cell>
          <table:table-cell table:style-name="ce7" office:value-type="string" calcext:value-type="string">
            <text:p>Hay alguna figura que no aporta nada o alguna figura sin referenciar la fuente. </text:p>
          </table:table-cell>
          <table:table-cell table:style-name="ce10" office:value-type="string" calcext:value-type="string">
            <text:p>Bien explicado lo que dice pero no da una idea de todo lo que después se lee en el texto principal.</text:p>
          </table:table-cell>
          <table:table-cell table:style-name="ce7" office:value-type="string" calcext:value-type="string">
            <text:p>Algunas.</text:p>
          </table:table-cell>
          <table:table-cell table:style-name="ce7" office:value-type="string" calcext:value-type="string">
            <text:p>El trabajo no es complicado pero hay que admitir que el autor ha leído bastante bibliografía para poder hacer el trabajo. </text:p>
          </table:table-cell>
          <table:table-cell table:style-name="ce7" office:value-type="string" calcext:value-type="string">
            <text:p>Creo que sí. </text:p>
          </table:table-cell>
          <table:table-cell table:style-name="ce7" office:value-type="string" calcext:value-type="string">
            <text:p>Yo creo que, en general, sí, aunque podía haber acortado algunas cosas para dar cabida a otras también importantes. </text:p>
          </table:table-cell>
          <table:table-cell table:style-name="ce7" office:value-type="string" calcext:value-type="string">
            <text:p>Sí aunque sin dar apenas detalles. </text:p>
          </table:table-cell>
          <table:table-cell table:style-name="ce7" office:value-type="string" calcext:value-type="string">
            <text:p>Me he enterado de la mayoría de lo que aparece en el trabajo.</text:p>
          </table:table-cell>
          <table:table-cell table:style-name="ce7" office:value-type="string" calcext:value-type="string">
            <text:p>Conocía bastante del tema.</text:p>
          </table:table-cell>
          <table:table-cell table:style-name="ce7" office:value-type="string" calcext:value-type="string">
            <text:p>Podría ser interesante.</text:p>
          </table:table-cell>
          <table:table-cell table:number-columns-repeated="2" table:style-name="ce7" office:value-type="string" calcext:value-type="string">
            <text:p>Alguna no.</text:p>
          </table:table-cell>
          <table:table-cell table:style-name="ce7" office:value-type="string" calcext:value-type="string">
            <text:p>Quizás no. 10 minutos de clase dan para algo más que este nivel tan básico.</text:p>
          </table:table-cell>
          <table:table-cell table:style-name="ce7" office:value-type="string" calcext:value-type="string">
            <text:p>No</text:p>
          </table:table-cell>
          <table:table-cell table:style-name="ce7" office:value-type="string" calcext:value-type="string">
            <text:p>Alguna es difícil de entender.</text:p>
          </table:table-cell>
          <table:table-cell table:style-name="ce7" office:value-type="string" calcext:value-type="string">
            <text:p>Alguna requiere explicación extra por parte del que presente el trabajo.</text:p>
          </table:table-cell>
          <table:table-cell table:style-name="ce7" office:value-type="string" calcext:value-type="string">
            <text:p>No, aunque uno no atienda seguro que, al menos, va a acertar una de las preguntas porque en ella el resto de opciones son claramente falsas. </text:p>
          </table:table-cell>
          <table:table-cell table:number-columns-repeated="991"/>
        </table:table-row>
        <table:table-row table:style-name="ro4">
          <table:table-cell table:number-columns-repeated="2"/>
          <table:table-cell office:value-type="float" office:value="2" calcext:value-type="float">
            <text:p>2</text:p>
          </table:table-cell>
          <table:table-cell table:number-columns-repeated="5"/>
          <table:table-cell table:style-name="ce6" office:value-type="string" calcext:value-type="string">
            <text:p>No, ha tenido que modificar el formato para no excederse del número máximo de páginas.</text:p>
          </table:table-cell>
          <table:table-cell table:style-name="ce6"/>
          <table:table-cell table:style-name="ce7" office:value-type="string" calcext:value-type="string">
            <text:p>No, la memoria está principalmente compuesta por parches desordenados <text:s/>de información y no hay un hilo conductor que los una.</text:p>
          </table:table-cell>
          <table:table-cell table:style-name="ce8" office:value-type="string" calcext:value-type="string">
            <text:p>Sí muchos (&gt;10).</text:p>
          </table:table-cell>
          <table:table-cell table:style-name="ce9" office:value-type="string" calcext:value-type="string">
            <text:p><text:span text:style-name="T2">Hay muchas frases incompletas/incoherentes o que parecen  traducidas (no parece castellano)</text:span><text:span text:style-name="T3">. </text:span></text:p>
          </table:table-cell>
          <table:table-cell table:style-name="ce8" office:value-type="string" calcext:value-type="string">
            <text:p>Sí muchas.</text:p>
          </table:table-cell>
          <table:table-cell table:style-name="ce7" office:value-type="string" calcext:value-type="string">
            <text:p>Hay más de un enlace que no funciona o más de una referencia incorrectamente escrita o más de una referencia sin citar en el texto</text:p>
          </table:table-cell>
          <table:table-cell table:style-name="ce7" office:value-type="string" calcext:value-type="string">
            <text:p>La mayoría son referencias a foros u otras páginas con menor credibilidad.</text:p>
          </table:table-cell>
          <table:table-cell table:style-name="ce7" office:value-type="string" calcext:value-type="string">
            <text:p>Hay más de una figura que no aporta nada o sin referenciar su origen.</text:p>
          </table:table-cell>
          <table:table-cell table:style-name="ce7" office:value-type="string" calcext:value-type="string">
            <text:p>Mal la explicación. Me dio una idea equivocada de lo que realmente trataba el trabajo. </text:p>
          </table:table-cell>
          <table:table-cell table:style-name="ce7" office:value-type="string" calcext:value-type="string">
            <text:p>Muchas.</text:p>
          </table:table-cell>
          <table:table-cell table:style-name="ce7" office:value-type="string" calcext:value-type="string">
            <text:p>El trabajo es complicado y tenía que haber buscado más referencias o leído mejor las que pone para hacerlo mejor. </text:p>
          </table:table-cell>
          <table:table-cell table:style-name="ce7" office:value-type="string" calcext:value-type="string">
            <text:p>Tengo serias dudas. <text:s/></text:p>
          </table:table-cell>
          <table:table-cell table:style-name="ce7" office:value-type="string" calcext:value-type="string">
            <text:p>Yo creo que no porque claramente tenía que haber hablado de otras cosas muy importantes.</text:p>
          </table:table-cell>
          <table:table-cell table:style-name="ce7" office:value-type="string" calcext:value-type="string">
            <text:p>No.</text:p>
          </table:table-cell>
          <table:table-cell table:style-name="ce7" office:value-type="string" calcext:value-type="string">
            <text:p>Más o menos de la mitad de lo que se dice.</text:p>
          </table:table-cell>
          <table:table-cell table:style-name="ce7" office:value-type="string" calcext:value-type="string">
            <text:p>Apenas si sabía algo.</text:p>
          </table:table-cell>
          <table:table-cell table:style-name="ce7" office:value-type="string" calcext:value-type="string">
            <text:p>A algunos les puede interesar.</text:p>
          </table:table-cell>
          <table:table-cell table:style-name="ce9" office:value-type="string" calcext:value-type="string">
            <text:p><text:span text:style-name="T2">Algunas no</text:span><text:span text:style-name="T3">.</text:span></text:p>
          </table:table-cell>
          <table:table-cell table:style-name="ce7" office:value-type="string" calcext:value-type="string">
            <text:p>Algunas no.</text:p>
          </table:table-cell>
          <table:table-cell table:style-name="ce7" office:value-type="string" calcext:value-type="string">
            <text:p>Quizás no, el nivel es un poco alto para que se entienda en 10 minutos de clase.</text:p>
          </table:table-cell>
          <table:table-cell/>
          <table:table-cell table:style-name="ce7" office:value-type="string" calcext:value-type="string">
            <text:p>Algunas son difíciles de entender.</text:p>
          </table:table-cell>
          <table:table-cell table:style-name="ce7" office:value-type="string" calcext:value-type="string">
            <text:p>Algunas requieren explicación extra por parte del que presente el trabajo.</text:p>
          </table:table-cell>
          <table:table-cell table:style-name="ce7" office:value-type="string" calcext:value-type="string">
            <text:p>No, aunque uno no atienda seguro que va a acertar más de una pregunta porque el resto de opciones en todas ellas son claramente falsas.</text:p>
          </table:table-cell>
          <table:table-cell table:number-columns-repeated="991"/>
        </table:table-row>
        <table:table-row table:style-name="ro5">
          <table:table-cell table:number-columns-repeated="2"/>
          <table:table-cell office:value-type="float" office:value="3" calcext:value-type="float">
            <text:p>3</text:p>
          </table:table-cell>
          <table:table-cell table:number-columns-repeated="5"/>
          <table:table-cell table:style-name="ce6" office:value-type="string" calcext:value-type="string">
            <text:p>No, en algunas partes de la memoria no se respeta el formato o se usa alguna figura con tamaño excesivo para poder llegar al número mínimo de páginas.</text:p>
          </table:table-cell>
          <table:table-cell/>
          <table:table-cell table:style-name="ce7"/>
          <table:table-cell table:style-name="ce9"/>
          <table:table-cell table:number-columns-repeated="5"/>
          <table:table-cell table:style-name="ce7" office:value-type="string" calcext:value-type="string">
            <text:p>No hay resumen.</text:p>
          </table:table-cell>
          <table:table-cell/>
          <table:table-cell table:style-name="ce7" office:value-type="string" calcext:value-type="string">
            <text:p>El trabajo es fácil y se ha basado en muy poca información para hacerlo.</text:p>
          </table:table-cell>
          <table:table-cell table:style-name="ce7" office:value-type="string" calcext:value-type="string">
            <text:p>Decididamente no.</text:p>
          </table:table-cell>
          <table:table-cell table:style-name="ce7" office:value-type="string" calcext:value-type="string">
            <text:p>Claramente no. Se ha ceñido a cosas poco importantes dejando de lado otras claramente mucho más importantes. </text:p>
          </table:table-cell>
          <table:table-cell/>
          <table:table-cell table:style-name="ce7" office:value-type="string" calcext:value-type="string">
            <text:p>Me he enterado de algo, pero no mucho.</text:p>
          </table:table-cell>
          <table:table-cell table:style-name="ce9" office:value-type="string" calcext:value-type="string">
            <text:p><text:span text:style-name="T4">No tenía ni idea.</text:span><text:span text:style-name="T5"> </text:span></text:p>
          </table:table-cell>
          <table:table-cell table:style-name="ce9" office:value-type="string" calcext:value-type="string">
            <text:p><text:span text:style-name="T6">Yo creo que no interesaría a nadie</text:span><text:span text:style-name="T3">.</text:span></text:p>
          </table:table-cell>
          <table:table-cell table:number-columns-repeated="2"/>
          <table:table-cell table:style-name="ce7" office:value-type="string" calcext:value-type="string">
            <text:p>Claramente no. El nivel es demasiado básico o demasiado alto.</text:p>
          </table:table-cell>
          <table:table-cell table:number-columns-repeated="995"/>
        </table:table-row>
        <table:table-row table:style-name="ro6">
          <table:table-cell table:number-columns-repeated="2"/>
          <table:table-cell office:value-type="float" office:value="4" calcext:value-type="float">
            <text:p>4</text:p>
          </table:table-cell>
          <table:table-cell table:number-columns-repeated="5"/>
          <table:table-cell table:style-name="ce6" office:value-type="string" calcext:value-type="string">
            <text:p>No, prácticamente en toda la memoria no se respeta el formato y/o el tamaño de las figuras para poder llegar al número mínimo de páginas.</text:p>
          </table:table-cell>
          <table:table-cell table:number-columns-repeated="14"/>
          <table:table-cell table:style-name="ce7" office:value-type="string" calcext:value-type="string">
            <text:p>No me he enterado de nada. </text:p>
          </table:table-cell>
          <table:table-cell table:number-columns-repeated="1000"/>
        </table:table-row>
        <table:table-row table:style-name="ro7">
          <table:table-cell table:number-columns-repeated="2"/>
          <table:table-cell office:value-type="float" office:value="5" calcext:value-type="float">
            <text:p>5</text:p>
          </table:table-cell>
          <table:table-cell table:number-columns-repeated="5"/>
          <table:table-cell table:style-name="Default"/>
          <table:table-cell table:number-columns-repeated="1015"/>
        </table:table-row>
        <table:table-row table:style-name="ro7">
          <table:table-cell table:number-columns-repeated="2"/>
          <table:table-cell office:value-type="float" office:value="6" calcext:value-type="float">
            <text:p>6</text:p>
          </table:table-cell>
          <table:table-cell table:number-columns-repeated="5"/>
          <table:table-cell table:style-name="Default"/>
          <table:table-cell table:number-columns-repeated="1015"/>
        </table:table-row>
        <table:table-row table:style-name="ro7">
          <table:table-cell table:number-columns-repeated="2"/>
          <table:table-cell office:value-type="float" office:value="7" calcext:value-type="float">
            <text:p>7</text:p>
          </table:table-cell>
          <table:table-cell table:number-columns-repeated="1021"/>
        </table:table-row>
        <table:table-row table:style-name="ro7">
          <table:table-cell table:number-columns-repeated="2"/>
          <table:table-cell office:value-type="float" office:value="8" calcext:value-type="float">
            <text:p>8</text:p>
          </table:table-cell>
          <table:table-cell table:number-columns-repeated="1021"/>
        </table:table-row>
        <table:table-row table:style-name="ro7">
          <table:table-cell table:number-columns-repeated="2"/>
          <table:table-cell office:value-type="float" office:value="9" calcext:value-type="float">
            <text:p>9</text:p>
          </table:table-cell>
          <table:table-cell table:number-columns-repeated="1021"/>
        </table:table-row>
        <table:table-row table:style-name="ro7">
          <table:table-cell table:number-columns-repeated="2"/>
          <table:table-cell office:value-type="float" office:value="10" calcext:value-type="float">
            <text:p>10</text:p>
          </table:table-cell>
          <table:table-cell table:number-columns-repeated="1021"/>
        </table:table-row>
        <table:table-row table:style-name="ro7">
          <table:table-cell table:number-columns-repeated="2"/>
          <table:table-cell office:value-type="float" office:value="11" calcext:value-type="float">
            <text:p>11</text:p>
          </table:table-cell>
          <table:table-cell table:number-columns-repeated="1021"/>
        </table:table-row>
        <table:table-row table:style-name="ro8">
          <table:table-cell table:number-columns-repeated="2"/>
          <table:table-cell office:value-type="float" office:value="12" calcext:value-type="float">
            <text:p>12</text:p>
          </table:table-cell>
          <table:table-cell table:number-columns-repeated="1021"/>
        </table:table-row>
        <table:table-row table:style-name="ro8">
          <table:table-cell table:number-columns-repeated="2"/>
          <table:table-cell office:value-type="float" office:value="13" calcext:value-type="float">
            <text:p>13</text:p>
          </table:table-cell>
          <table:table-cell table:number-columns-repeated="1021"/>
        </table:table-row>
        <table:table-row table:style-name="ro8">
          <table:table-cell table:number-columns-repeated="2"/>
          <table:table-cell office:value-type="float" office:value="14" calcext:value-type="float">
            <text:p>14</text:p>
          </table:table-cell>
          <table:table-cell table:number-columns-repeated="1021"/>
        </table:table-row>
        <table:table-row table:style-name="ro8">
          <table:table-cell table:number-columns-repeated="2"/>
          <table:table-cell office:value-type="float" office:value="15" calcext:value-type="float">
            <text:p>15</text:p>
          </table:table-cell>
          <table:table-cell table:number-columns-repeated="1021"/>
        </table:table-row>
        <table:table-row table:style-name="ro8">
          <table:table-cell table:number-columns-repeated="2"/>
          <table:table-cell office:value-type="float" office:value="16" calcext:value-type="float">
            <text:p>16</text:p>
          </table:table-cell>
          <table:table-cell table:number-columns-repeated="1021"/>
        </table:table-row>
        <table:table-row table:style-name="ro8">
          <table:table-cell table:number-columns-repeated="2"/>
          <table:table-cell office:value-type="float" office:value="17" calcext:value-type="float">
            <text:p>17</text:p>
          </table:table-cell>
          <table:table-cell table:number-columns-repeated="1021"/>
        </table:table-row>
        <table:table-row table:style-name="ro8">
          <table:table-cell table:number-columns-repeated="2"/>
          <table:table-cell office:value-type="float" office:value="18" calcext:value-type="float">
            <text:p>18</text:p>
          </table:table-cell>
          <table:table-cell table:number-columns-repeated="1021"/>
        </table:table-row>
        <table:table-row table:style-name="ro8">
          <table:table-cell table:number-columns-repeated="2"/>
          <table:table-cell office:value-type="float" office:value="19" calcext:value-type="float">
            <text:p>19</text:p>
          </table:table-cell>
          <table:table-cell table:number-columns-repeated="1021"/>
        </table:table-row>
        <table:table-row table:style-name="ro8">
          <table:table-cell table:number-columns-repeated="2"/>
          <table:table-cell office:value-type="float" office:value="20" calcext:value-type="float">
            <text:p>20</text:p>
          </table:table-cell>
          <table:table-cell table:number-columns-repeated="1021"/>
        </table:table-row>
        <table:table-row table:style-name="ro9" table:number-rows-repeated="1048551">
          <table:table-cell table:number-columns-repeated="1024"/>
        </table:table-row>
        <table:table-row table:style-name="ro9">
          <table:table-cell table:number-columns-repeated="1024"/>
        </table:table-row>
      </table:table>
      <table:table table:name="FormularioISE" table:style-name="ta2" table:protected="true" table:protection-key="iZdppIfLNS29amK9DknLvCzC92U=" table:protection-key-digest-algorithm="http://www.w3.org/2000/09/xmldsig#sha1" table:print="false">
        <table:table-protection table:select-protected-cells="true" table:select-unprotected-cells="true"/>
        <office:forms form:automatic-focus="tru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TITULO_RESP" form:control-implementation="ooo:com.sun.star.form.component.TextField" xml:id="control1" form:id="control1" form:max-length="128" form:value="Conteste aquí (máx. 128 caracteres)" form:convert-empty-to-null="true" form:linked-cell="R.A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Campo de texto 6" form:control-implementation="ooo:com.sun.star.form.component.TextField" xml:id="control2" form:id="control2" form:max-length="128" form:value="Conteste aquí (máx. 128 caracteres)" form:convert-empty-to-null="true" form:linked-cell="R.A2">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combobox form:name="Campo combinado 1" form:control-implementation="ooo:com.sun.star.form.component.ComboBox" xml:id="control3" form:id="control3" form:dropdown="true" form:size="6" form:max-length="2" form:value="0" form:convert-empty-to-null="true" form:list-source-type="table" form:linked-cell="R.A3"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combobox form:name="Campo combinado 1" form:control-implementation="ooo:com.sun.star.form.component.ComboBox" xml:id="control4" form:id="control4" form:dropdown="true" form:size="6" form:max-length="2" form:value="0" form:convert-empty-to-null="true" form:list-source-type="table" form:linked-cell="R.A4"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combobox form:name="Campo combinado 1" form:control-implementation="ooo:com.sun.star.form.component.ComboBox" xml:id="control5" form:id="control5" form:dropdown="true" form:size="6" form:max-length="2" form:value="0" form:convert-empty-to-null="true" form:list-source-type="table" form:linked-cell="R.A5"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combobox form:name="Campo combinado 1" form:control-implementation="ooo:com.sun.star.form.component.ComboBox" xml:id="control6" form:id="control6" form:dropdown="true" form:size="6" form:max-length="2" form:value="0" form:convert-empty-to-null="true" form:list-source-type="table" form:linked-cell="R.A6"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combobox form:name="Campo combinado 2" form:control-implementation="ooo:com.sun.star.form.component.ComboBox" xml:id="control7" form:id="control7" form:dropdown="true" form:size="6" form:max-length="2" form:value="0" form:convert-empty-to-null="true" form:list-source-type="table" form:linked-cell="R.A7"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listbox form:name="Campo combinado 3" form:control-implementation="ooo:com.sun.star.form.component.ListBox" xml:id="control8" form:id="control8" form:dropdown="true" form:size="6" form:bound-column="1" form:list-source-type="table" form:linked-cell="R.A9" form:list-linkage-type="selection-indexes" form:source-cell-range="Opciones.I4:Opciones.I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9" form:id="control9" form:dropdown="true" form:size="8" form:bound-column="1" form:list-source-type="table" form:linked-cell="R.A10" form:list-linkage-type="selection-indexes" form:source-cell-range="Opciones.J4:Opciones.J5">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7" form:control-implementation="ooo:com.sun.star.form.component.ListBox" xml:id="control10" form:id="control10" form:dropdown="true" form:size="8" form:bound-column="1" form:list-source-type="table" form:linked-cell="R.A12" form:list-linkage-type="selection-indexes" form:source-cell-range="Opciones.L4:Opciones.L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6" form:control-implementation="ooo:com.sun.star.form.component.ListBox" xml:id="control11" form:id="control11" form:dropdown="true" form:size="8" form:bound-column="1" form:list-source-type="table" form:linked-cell="R.A13" form:list-linkage-type="selection-indexes" form:source-cell-range="Opciones.M4:Opciones.M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5" form:control-implementation="ooo:com.sun.star.form.component.ListBox" xml:id="control12" form:id="control12" form:dropdown="true" form:size="8" form:bound-column="1" form:list-source-type="table" form:linked-cell="R.A14" form:list-linkage-type="selection-indexes" form:source-cell-range="Opciones.N4:Opciones.N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4" form:control-implementation="ooo:com.sun.star.form.component.ListBox" xml:id="control13" form:id="control13" form:dropdown="true" form:size="8" form:bound-column="1" form:list-source-type="table" form:linked-cell="R.A15" form:list-linkage-type="selection-indexes" form:source-cell-range="Opciones.O4:Opciones.O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3" form:control-implementation="ooo:com.sun.star.form.component.ListBox" xml:id="control14" form:id="control14" form:dropdown="true" form:size="8" form:bound-column="1" form:list-source-type="table" form:linked-cell="R.A16" form:list-linkage-type="selection-indexes" form:source-cell-range="Opciones.P4:Opciones.P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2" form:control-implementation="ooo:com.sun.star.form.component.ListBox" xml:id="control15" form:id="control15" form:dropdown="true" form:size="8" form:bound-column="1" form:list-source-type="table" form:linked-cell="R.A17" form:list-linkage-type="selection-indexes" form:source-cell-range="Opciones.Q4:Opciones.Q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16" form:id="control16" form:dropdown="true" form:size="8" form:bound-column="1" form:list-source-type="table" form:linked-cell="R.A18" form:list-linkage-type="selection-indexes" form:source-cell-range="Opciones.R4:Opciones.R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17" form:id="control17" form:dropdown="true" form:size="8" form:bound-column="1" form:list-source-type="table" form:linked-cell="R.A19" form:list-linkage-type="selection-indexes" form:source-cell-range="Opciones.S4:Opciones.S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18" form:id="control18" form:dropdown="true" form:size="8" form:bound-column="1" form:list-source-type="table" form:linked-cell="R.A20" form:list-linkage-type="selection-indexes" form:source-cell-range="Opciones.T4:Opciones.T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19" form:id="control19" form:dropdown="true" form:size="8" form:bound-column="1" form:list-source-type="table" form:linked-cell="R.A21" form:list-linkage-type="selection-indexes" form:source-cell-range="Opciones.U4:Opciones.U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0" form:id="control20" form:dropdown="true" form:size="8" form:bound-column="1" form:list-source-type="table" form:linked-cell="R.A22" form:list-linkage-type="selection-indexes" form:source-cell-range="Opciones.V4:Opciones.V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1" form:id="control21" form:dropdown="true" form:size="8" form:bound-column="1" form:list-source-type="table" form:linked-cell="R.A23" form:list-linkage-type="selection-indexes" form:source-cell-range="Opciones.W4:Opciones.W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2" form:id="control22" form:dropdown="true" form:size="8" form:bound-column="1" form:list-source-type="table" form:linked-cell="R.A24" form:list-linkage-type="selection-indexes" form:source-cell-range="Opciones.X4:Opciones.X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3" form:id="control23" form:dropdown="true" form:size="8" form:bound-column="1" form:list-source-type="table" form:linked-cell="R.A25" form:list-linkage-type="selection-indexes" form:source-cell-range="Opciones.Y4:Opciones.Y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4" form:id="control24" form:dropdown="true" form:size="8" form:bound-column="1" form:list-source-type="table" form:linked-cell="R.A26" form:list-linkage-type="selection-indexes" form:source-cell-range="Opciones.Z4:Opciones.Z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5" form:id="control25" form:dropdown="true" form:size="3" form:bound-column="1" form:list-source-type="table" form:linked-cell="R.A27" form:list-linkage-type="selection-indexes" form:source-cell-range="Opciones.AA4:Opciones.AA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6" form:id="control26" form:dropdown="true" form:size="3" form:bound-column="1" form:list-source-type="table" form:linked-cell="R.A28" form:list-linkage-type="selection-indexes" form:source-cell-range="Opciones.AB4:Opciones.AB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7" form:id="control27" form:dropdown="true" form:size="4" form:bound-column="1" form:list-source-type="table" form:linked-cell="R.A29" form:list-linkage-type="selection-indexes" form:source-cell-range="Opciones.AC4:Opciones.AC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8" form:id="control28" form:dropdown="true" form:size="3" form:bound-column="1" form:list-source-type="table" form:linked-cell="R.A30" form:list-linkage-type="selection-indexes" form:source-cell-range="Opciones.AD4:Opciones.AD5">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9" form:id="control29" form:dropdown="true" form:size="3" form:bound-column="1" form:list-source-type="table" form:linked-cell="R.A31" form:list-linkage-type="selection-indexes" form:source-cell-range="Opciones.AE4:Opciones.AE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30" form:id="control30" form:dropdown="true" form:size="3" form:bound-column="1" form:list-source-type="table" form:linked-cell="R.A32" form:list-linkage-type="selection-indexes" form:source-cell-range="Opciones.AF4:Opciones.AF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31" form:id="control31" form:dropdown="true" form:size="3" form:bound-column="1" form:list-source-type="table" form:linked-cell="R.A33" form:list-linkage-type="selection-indexes" form:source-cell-range="Opciones.AG4:Opciones.AG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textarea form:name="Campo de texto 1" form:control-implementation="ooo:com.sun.star.form.component.TextField" xml:id="control32" form:id="control32" form:max-length="1024" form:value="Justifique aquí brevemente la respuesta (máx. 1024 caracteres)" form:convert-empty-to-null="true" form:linked-cell="R.A68">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3" form:id="control33" form:max-length="1024" form:value="Justifique aquí brevemente la respuesta (máx. 1024 caracteres)" form:convert-empty-to-null="true" form:linked-cell="R.A69">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4" form:id="control34" form:max-length="1024" form:value="Justifique aquí brevemente la respuesta (máx. 1024 caracteres)" form:convert-empty-to-null="true" form:linked-cell="R.A70">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5" form:id="control35" form:max-length="1024" form:value="Justifique aquí brevemente la respuesta (máx. 1024 caracteres)" form:convert-empty-to-null="true" form:linked-cell="R.A71">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6" form:id="control36" form:max-length="1024" form:value="Justifique aquí brevemente la respuesta (máx. 1024 caracteres)" form:convert-empty-to-null="true" form:linked-cell="R.A72">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7" form:id="control37" form:max-length="1024" form:value="Justifique aquí brevemente la respuesta (máx. 1024 caracteres)" form:convert-empty-to-null="true" form:linked-cell="R.A73">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8" form:id="control38" form:max-length="1024" form:value="Justifique aquí brevemente la respuesta (máx. 1024 caracteres)" form:convert-empty-to-null="true" form:linked-cell="R.A67">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9" form:id="control39" form:max-length="1024" form:value="Justifique aquí brevemente la respuesta (máx. 1024 caracteres)" form:convert-empty-to-null="true" form:linked-cell="R.A66">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0" form:id="control40" form:max-length="1024" form:value="Justifique aquí brevemente la respuesta (máx. 1024 caracteres)" form:convert-empty-to-null="true" form:linked-cell="R.A65">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1" form:id="control41" form:max-length="1024" form:value="Justifique aquí brevemente la respuesta (máx. 1024 caracteres)" form:convert-empty-to-null="true" form:linked-cell="R.A64">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2" form:id="control42" form:max-length="1024" form:value="Justifique aquí brevemente la respuesta (máx. 1024 caracteres)" form:convert-empty-to-null="true" form:linked-cell="R.A63">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3" form:id="control43" form:max-length="1024" form:value="Justifique aquí brevemente la respuesta (máx. 1024 caracteres)" form:convert-empty-to-null="true" form:linked-cell="R.A62">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4" form:id="control44" form:max-length="1024" form:value="Justifique aquí brevemente la respuesta (máx. 1024 caracteres)" form:convert-empty-to-null="true" form:linked-cell="R.A60">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5" form:id="control45" form:max-length="1024" form:value="Justifique aquí brevemente la respuesta (máx. 1024 caracteres)" form:convert-empty-to-null="true" form:linked-cell="R.A58">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6" form:id="control46" form:max-length="1024" form:value="Justifique aquí brevemente la respuesta (máx. 1024 caracteres)" form:convert-empty-to-null="true" form:linked-cell="R.A59">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7" form:id="control47" form:max-length="1024" form:value="Justifique aquí brevemente la respuesta (máx. 1024 caracteres)" form:convert-empty-to-null="true" form:linked-cell="R.A74">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8" form:id="control48" form:max-length="1024" form:value="Justifique aquí brevemente la respuesta (máx. 1024 caracteres)" form:convert-empty-to-null="true" form:linked-cell="R.A75">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9" form:id="control49" form:max-length="1024" form:value="Justifique aquí brevemente la respuesta (máx. 1024 caracteres)" form:convert-empty-to-null="true" form:linked-cell="R.A77">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0" form:id="control50" form:max-length="1024" form:value="Justifique aquí brevemente la respuesta (máx. 1024 caracteres)" form:convert-empty-to-null="true" form:linked-cell="R.A76">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1" form:id="control51" form:max-length="1024" form:value="Justifique aquí brevemente la respuesta (máx. 1024 caracteres)" form:convert-empty-to-null="true" form:linked-cell="R.A78">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2" form:id="control52" form:max-length="1024" form:value="Justifique aquí brevemente la respuesta (máx. 1024 caracteres)" form:convert-empty-to-null="true" form:linked-cell="R.A79">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3" form:id="control53" form:max-length="1024" form:value="Justifique aquí brevemente la respuesta (máx. 1024 caracteres)" form:convert-empty-to-null="true" form:linked-cell="R.A80">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4" form:id="control54" form:max-length="1024" form:value="Justifique aquí brevemente la respuesta (máx. 1024 caracteres)" form:convert-empty-to-null="true" form:linked-cell="R.A81">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5" form:id="control55" form:max-length="1024" form:value="Justifique aquí brevemente la respuesta (máx. 1024 caracteres)" form:convert-empty-to-null="true" form:linked-cell="R.A82">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6" form:id="control56" form:max-length="1024" form:value="Justifique aquí brevemente la respuesta (máx. 1024 caracteres)" form:convert-empty-to-null="true" form:linked-cell="R.A83">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listbox form:name="Listado 1" form:control-implementation="ooo:com.sun.star.form.component.ListBox" xml:id="control57" form:id="control57" form:dropdown="true" form:size="8" form:bound-column="1" form:list-source-type="table" form:linked-cell="R.A11" form:list-linkage-type="selection-indexes" form:source-cell-range="Opciones.K4:Opciones.K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textarea form:name="Campo de texto 1" form:control-implementation="ooo:com.sun.star.form.component.TextField" xml:id="control58" form:id="control58" form:max-length="1024" form:value="Justifique aquí brevemente la respuesta (máx. 1024 caracteres)" form:convert-empty-to-null="true" form:linked-cell="R.A61">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listbox form:name="Listado 1" form:control-implementation="ooo:com.sun.star.form.component.ListBox" xml:id="control59" form:id="control59" form:dropdown="true" form:size="8" form:bound-column="1" form:list-source-type="table" form:linked-cell="R.A8" form:list-linkage-type="selection-indexes" form:source-cell-range="Opciones.H4:Opciones.H5">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text form:name="unnamed0" form:control-implementation="ooo:com.sun.star.form.component.TextField" xml:id="control60" form:id="control60" form:readonly="true" form:tab-stop="false" form:convert-empty-to-null="true" form:linked-cell="Opciones.A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1" form:control-implementation="ooo:com.sun.star.form.component.TextField" xml:id="control61" form:id="control61" form:readonly="true" form:tab-stop="false" form:convert-empty-to-null="true" form:linked-cell="Opciones.B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unnamed2" form:control-implementation="ooo:com.sun.star.form.component.TextField" xml:id="control62" form:id="control62" form:readonly="true" form:tab-stop="false" form:convert-empty-to-null="true" form:linked-cell="Opciones.C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unnamed3" form:control-implementation="ooo:com.sun.star.form.component.TextField" xml:id="control63" form:id="control63" form:readonly="true" form:tab-stop="false" form:convert-empty-to-null="true" form:linked-cell="Opciones.D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4" form:control-implementation="ooo:com.sun.star.form.component.TextField" xml:id="control64" form:id="control64" form:readonly="true" form:tab-stop="false" form:convert-empty-to-null="true" form:linked-cell="Opciones.E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5" form:control-implementation="ooo:com.sun.star.form.component.TextField" xml:id="control65" form:id="control65" form:readonly="true" form:tab-stop="false" form:convert-empty-to-null="true" form:linked-cell="Opciones.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6" form:control-implementation="ooo:com.sun.star.form.component.TextField" xml:id="control66" form:id="control66" form:readonly="true" form:tab-stop="false" form:convert-empty-to-null="true" form:linked-cell="Opciones.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unnamed7" form:control-implementation="ooo:com.sun.star.form.component.TextField" xml:id="control67" form:id="control67" form:readonly="true" form:tab-stop="false" form:convert-empty-to-null="true" form:linked-cell="Opciones.H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8" form:control-implementation="ooo:com.sun.star.form.component.TextField" xml:id="control68" form:id="control68" form:readonly="true" form:tab-stop="false" form:convert-empty-to-null="true" form:linked-cell="Opciones.I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9" form:control-implementation="ooo:com.sun.star.form.component.TextField" xml:id="control69" form:id="control69" form:readonly="true" form:tab-stop="false" form:convert-empty-to-null="true" form:linked-cell="Opciones.J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unnamed10" form:control-implementation="ooo:com.sun.star.form.component.TextField" xml:id="control70" form:id="control70" form:readonly="true" form:tab-stop="false" form:convert-empty-to-null="true" form:linked-cell="Opciones.K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unnamed11" form:control-implementation="ooo:com.sun.star.form.component.TextField" xml:id="control71" form:id="control71" form:readonly="true" form:tab-stop="false" form:convert-empty-to-null="true" form:linked-cell="Opciones.L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unnamed12" form:control-implementation="ooo:com.sun.star.form.component.TextField" xml:id="control72" form:id="control72" form:readonly="true" form:tab-stop="false" form:convert-empty-to-null="true" form:linked-cell="Opciones.M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unnamed13" form:control-implementation="ooo:com.sun.star.form.component.TextField" xml:id="control73" form:id="control73" form:readonly="true" form:tab-stop="false" form:convert-empty-to-null="true" form:linked-cell="Opciones.N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4" form:control-implementation="ooo:com.sun.star.form.component.TextField" xml:id="control74" form:id="control74" form:readonly="true" form:tab-stop="false" form:convert-empty-to-null="true" form:linked-cell="Opciones.Q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5" form:control-implementation="ooo:com.sun.star.form.component.TextField" xml:id="control75" form:id="control75" form:readonly="true" form:tab-stop="false" form:convert-empty-to-null="true" form:linked-cell="Opciones.O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6" form:control-implementation="ooo:com.sun.star.form.component.TextField" xml:id="control76" form:id="control76" form:readonly="true" form:tab-stop="false" form:convert-empty-to-null="true" form:linked-cell="Opciones.P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7" form:control-implementation="ooo:com.sun.star.form.component.TextField" xml:id="control77" form:id="control77" form:readonly="true" form:tab-stop="false" form:convert-empty-to-null="true" form:linked-cell="Opciones.R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8" form:control-implementation="ooo:com.sun.star.form.component.TextField" xml:id="control78" form:id="control78" form:readonly="true" form:tab-stop="false" form:convert-empty-to-null="true" form:linked-cell="Opciones.S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9" form:control-implementation="ooo:com.sun.star.form.component.TextField" xml:id="control79" form:id="control79" form:readonly="true" form:tab-stop="false" form:convert-empty-to-null="true" form:linked-cell="Opciones.T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0" form:control-implementation="ooo:com.sun.star.form.component.TextField" xml:id="control80" form:id="control80" form:readonly="true" form:tab-stop="false" form:convert-empty-to-null="true" form:linked-cell="Opciones.U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1" form:control-implementation="ooo:com.sun.star.form.component.TextField" xml:id="control81" form:id="control81" form:readonly="true" form:tab-stop="false" form:convert-empty-to-null="true" form:linked-cell="Opciones.V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2" form:control-implementation="ooo:com.sun.star.form.component.TextField" xml:id="control82" form:id="control82" form:readonly="true" form:tab-stop="false" form:convert-empty-to-null="true" form:linked-cell="Opciones.W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3" form:control-implementation="ooo:com.sun.star.form.component.TextField" xml:id="control83" form:id="control83" form:readonly="true" form:tab-stop="false" form:convert-empty-to-null="true" form:linked-cell="Opciones.X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4" form:control-implementation="ooo:com.sun.star.form.component.TextField" xml:id="control84" form:id="control84" form:readonly="true" form:tab-stop="false" form:convert-empty-to-null="true" form:linked-cell="Opciones.Y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5" form:control-implementation="ooo:com.sun.star.form.component.TextField" xml:id="control85" form:id="control85" form:readonly="true" form:tab-stop="false" form:convert-empty-to-null="true" form:linked-cell="Opciones.Z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6" form:control-implementation="ooo:com.sun.star.form.component.TextField" xml:id="control86" form:id="control86" form:readonly="true" form:tab-stop="false" form:convert-empty-to-null="true" form:linked-cell="Opciones.AA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7" form:control-implementation="ooo:com.sun.star.form.component.TextField" xml:id="control87" form:id="control87" form:readonly="true" form:tab-stop="false" form:convert-empty-to-null="true" form:linked-cell="Opciones.AB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8" form:control-implementation="ooo:com.sun.star.form.component.TextField" xml:id="control88" form:id="control88" form:readonly="true" form:tab-stop="false" form:convert-empty-to-null="true" form:linked-cell="Opciones.AC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9" form:control-implementation="ooo:com.sun.star.form.component.TextField" xml:id="control89" form:id="control89" form:readonly="true" form:tab-stop="false" form:convert-empty-to-null="true" form:linked-cell="Opciones.AD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30" form:control-implementation="ooo:com.sun.star.form.component.TextField" xml:id="control90" form:id="control90" form:readonly="true" form:tab-stop="false" form:convert-empty-to-null="true" form:linked-cell="Opciones.AE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31" form:control-implementation="ooo:com.sun.star.form.component.TextField" xml:id="control91" form:id="control91" form:readonly="true" form:tab-stop="false" form:convert-empty-to-null="true" form:linked-cell="Opciones.AF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32" form:control-implementation="ooo:com.sun.star.form.component.TextField" xml:id="control92" form:id="control92" form:readonly="true" form:tab-stop="false" form:convert-empty-to-null="true" form:linked-cell="Opciones.AG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93" form:id="control93" form:max-length="2048" form:value="Justifique aquí brevemente la respuesta (máx. 1024 caracteres)" form:convert-empty-to-null="true" form:linked-cell="R.A84">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unnamed29" form:control-implementation="ooo:com.sun.star.form.component.TextField" xml:id="control94" form:id="control94" form:readonly="true" form:tab-stop="false" form:convert-empty-to-null="true" form:linked-cell="Opciones.AH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95" form:id="control95" form:max-length="2048" form:value="Justifique aquí brevemente la respuesta (máx. 1024 caracteres)" form:convert-empty-to-null="true" form:linked-cell="R.A85">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unnamed29" form:control-implementation="ooo:com.sun.star.form.component.TextField" xml:id="control96" form:id="control96" form:readonly="true" form:tab-stop="false" form:convert-empty-to-null="true" form:linked-cell="Opciones.AI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form>
        </office:forms>
        <table:table-column table:style-name="co40" table:default-cell-style-name="ce11"/>
        <table:table-column table:style-name="co41" table:default-cell-style-name="ce11"/>
        <table:table-column table:style-name="co42" table:number-columns-repeated="3" table:default-cell-style-name="ce11"/>
        <table:table-column table:style-name="co43" table:default-cell-style-name="ce11"/>
        <table:table-column table:style-name="co44" table:default-cell-style-name="ce11"/>
        <table:table-column table:style-name="co42" table:number-columns-repeated="42" table:default-cell-style-name="ce11"/>
        <table:table-row table:style-name="ro2">
          <table:table-cell table:number-columns-repeated="2"/>
          <table:table-cell table:style-name="ce18" table:number-columns-repeated="8"/>
          <table:table-cell table:number-columns-repeated="39"/>
        </table:table-row>
        <table:table-row table:style-name="ro10">
          <table:table-cell/>
          <table:table-cell table:style-name="ce12" office:value-type="string" calcext:value-type="string" table:number-columns-spanned="9" table:number-rows-spanned="1">
            <text:p>Formulario de revisión de Ingeniería de Servidores</text:p>
          </table:table-cell>
          <table:covered-table-cell table:number-columns-repeated="5" table:style-name="ce19"/>
          <table:covered-table-cell table:number-columns-repeated="3" table:style-name="ce18"/>
          <table:table-cell table:number-columns-repeated="39"/>
        </table:table-row>
        <table:table-row table:style-name="ro11">
          <table:table-cell/>
          <table:table-cell table:style-name="ce13" office:value-type="string" calcext:value-type="string" table:number-columns-spanned="9" table:number-rows-spanned="1">
            <text:p><text:span text:style-name="T7">RENOMBRE ESTE FICHERO CON EL MISMO NOMBRE DEL FICHERO .ZIP QUE ESTÁ REVISANDO (PERO CAMBIANDO LA EXTENSIÓN .ZIP POR .ODS). </text:span></text:p>
            <text:p/>
            <text:p><text:span text:style-name="T7">No se debe contestar NINGUNA de estas preguntas hasta haber leído con calma todo el trabajo. En la mayoría de los casos, debe seleccionarse la respuesta de entre las distintas opciones que se proporcionan en los menús desplegables (la que más se acerque a la respuesta que el revisor quiere dar). En la mayoría de las preguntas se proporciona un campo de texto adicional para aportar la justificación que avale la respuesta elegida. </text:span><text:span text:style-name="T8">Esa justificación es OBLIGATORIA cuando la opción seleccionada indique algún fallo en el trabajo salvo en las preguntas donde se indica explícitamente “JUSTIFICACIÓN OBLIGATORIA” en las que hay que justificar la respuesta sea o no sea negativa para el autor.</text:span></text:p>
          </table:table-cell>
          <table:covered-table-cell table:style-name="ce20">
            <draw:control table:end-cell-address="FormularioISE.E7" table:end-x="1.476cm" table:end-y="0.624cm" draw:z-index="1" draw:name="1.- Título del trabajo a revisar" draw:text-style-name="P1" svg:width="5.718cm" svg:height="7.561cm" svg:x="0.293cm" svg:y="1.408cm">
              <svg:title>Título del trabajo a revisar</svg:title>
            </draw:control>
          </table:covered-table-cell>
          <table:covered-table-cell table:number-columns-repeated="7" table:style-name="ce20"/>
          <table:table-cell table:number-columns-repeated="39"/>
        </table:table-row>
        <table:table-row table:style-name="ro12">
          <table:table-cell table:number-columns-repeated="49"/>
        </table:table-row>
        <table:table-row table:style-name="ro13">
          <table:table-cell/>
          <table:table-cell table:style-name="ce14" office:value-type="string" calcext:value-type="string" table:number-columns-spanned="9" table:number-rows-spanned="1">
            <text:p>CUESTIONES GENERALES</text:p>
          </table:table-cell>
          <table:covered-table-cell table:number-columns-repeated="8"/>
          <table:table-cell table:number-columns-repeated="39"/>
        </table:table-row>
        <table:table-row table:style-name="ro12">
          <table:table-cell table:number-columns-repeated="49"/>
        </table:table-row>
        <table:table-row table:style-name="ro14">
          <table:table-cell/>
          <table:table-cell>
            <draw:control table:end-cell-address="FormularioISE.D7" table:end-x="2.19cm" table:end-y="1.489cm" draw:z-index="2" draw:text-style-name="P2" svg:width="14.745cm" svg:height="1.4cm" svg:x="6.056cm" svg:y="0.091cm" draw:control="control1"/>
            <draw:control table:end-cell-address="FormularioISE.B7" table:end-x="5.216cm" table:end-y="1.331cm" draw:z-index="61" draw:style-name="gr1" draw:text-style-name="P3" svg:width="5.162cm" svg:height="1.255cm" svg:x="0.054cm" svg:y="0.078cm" draw:control="control60"/>
          </table:table-cell>
          <table:table-cell>
            <draw:control table:end-cell-address="FormularioISE.F8" table:end-x="3.748cm" table:end-y="1.548cm" draw:z-index="0" draw:text-style-name="P1" svg:width="10.353cm" svg:height="3.563cm" svg:x="0.195cm" svg:y="0.035cm">
              <svg:title>Título del trabajo a revisar</svg:title>
              <svg:desc>Poner aquí el titulo del trabajo</svg:desc>
            </draw:control>
          </table:table-cell>
          <table:table-cell table:style-name="ce21"/>
          <table:table-cell table:number-columns-repeated="45"/>
        </table:table-row>
        <table:table-row table:style-name="ro14">
          <table:table-cell/>
          <table:table-cell table:style-name="ce15">
            <draw:control table:end-cell-address="FormularioISE.D8" table:end-x="2.132cm" table:end-y="1.54cm" draw:z-index="3" draw:text-style-name="P4" svg:width="11.278cm" svg:height="1.472cm" svg:x="9.465cm" svg:y="0.068cm" draw:control="control2"/>
            <draw:control table:end-cell-address="FormularioISE.B8" table:end-x="9.153cm" table:end-y="1.404cm" draw:z-index="62" draw:style-name="gr1" draw:text-style-name="P3" svg:width="9.099cm" svg:height="1.313cm" svg:x="0.054cm" svg:y="0.091cm" draw:control="control61"/>
          </table:table-cell>
          <table:table-cell table:number-columns-repeated="47"/>
        </table:table-row>
        <table:table-row table:style-name="ro14">
          <table:table-cell/>
          <table:table-cell table:style-name="ce15">
            <draw:control table:end-cell-address="FormularioISE.C9" table:end-x="1.607cm" table:end-y="1.693cm" draw:z-index="4" draw:text-style-name="P5" svg:width="2.214cm" svg:height="1.484cm" svg:x="15.739cm" svg:y="0.209cm" draw:control="control3"/>
            <draw:control table:end-cell-address="FormularioISE.B9" table:end-x="15.03cm" table:end-y="1.609cm" draw:z-index="63" draw:style-name="gr1" draw:text-style-name="P3" svg:width="14.976cm" svg:height="1.286cm" svg:x="0.054cm" svg:y="0.323cm" draw:control="control62"/>
          </table:table-cell>
          <table:table-cell table:number-columns-repeated="47"/>
        </table:table-row>
        <table:table-row table:style-name="ro14">
          <table:table-cell/>
          <table:table-cell table:style-name="ce15">
            <draw:control table:end-cell-address="FormularioISE.C10" table:end-x="1.601cm" table:end-y="1.773cm" draw:z-index="5" draw:text-style-name="P5" svg:width="2.215cm" svg:height="1.44cm" svg:x="15.732cm" svg:y="0.335cm" draw:control="control4"/>
            <draw:control table:end-cell-address="FormularioISE.B10" table:end-x="15.18cm" table:end-y="1.682cm" draw:z-index="64" draw:style-name="gr1" draw:text-style-name="P3" svg:width="15.126cm" svg:height="1.255cm" svg:x="0.054cm" svg:y="0.429cm" draw:control="control63"/>
          </table:table-cell>
          <table:table-cell table:number-columns-repeated="47"/>
        </table:table-row>
        <table:table-row table:style-name="ro14">
          <table:table-cell/>
          <table:table-cell table:style-name="ce15">
            <draw:control table:end-cell-address="FormularioISE.C11" table:end-x="1.608cm" table:end-y="1.793cm" draw:z-index="6" draw:text-style-name="P5" svg:width="2.215cm" svg:height="1.512cm" svg:x="15.739cm" svg:y="0.281cm" draw:control="control5"/>
            <draw:control table:end-cell-address="FormularioISE.B11" table:end-x="14.933cm" table:end-y="1.618cm" draw:z-index="65" draw:style-name="gr1" draw:text-style-name="P3" svg:width="14.879cm" svg:height="1.313cm" svg:x="0.054cm" svg:y="0.305cm" draw:control="control64"/>
          </table:table-cell>
          <table:table-cell table:number-columns-repeated="47"/>
        </table:table-row>
        <table:table-row table:style-name="ro14">
          <table:table-cell/>
          <table:table-cell table:style-name="ce15">
            <draw:control table:end-cell-address="FormularioISE.C12" table:end-x="1.608cm" table:end-y="1.8cm" draw:z-index="7" draw:text-style-name="P5" svg:width="2.215cm" svg:height="1.484cm" svg:x="15.739cm" svg:y="0.316cm" draw:control="control6"/>
            <draw:control table:end-cell-address="FormularioISE.B12" table:end-x="14.77cm" table:end-y="1.636cm" draw:z-index="66" draw:style-name="gr1" draw:text-style-name="P3" svg:width="14.716cm" svg:height="1.286cm" svg:x="0.054cm" svg:y="0.35cm" draw:control="control65"/>
          </table:table-cell>
          <table:table-cell table:number-columns-repeated="47"/>
        </table:table-row>
        <table:table-row table:style-name="ro14">
          <table:table-cell/>
          <table:table-cell table:style-name="ce15">
            <draw:control table:end-cell-address="FormularioISE.C13" table:end-x="1.608cm" table:end-y="1.773cm" draw:z-index="8" draw:text-style-name="P5" svg:width="2.215cm" svg:height="1.47cm" svg:x="15.739cm" svg:y="0.305cm" draw:control="control7"/>
            <draw:control table:end-cell-address="FormularioISE.B13" table:end-x="14.997cm" table:end-y="1.674cm" draw:z-index="67" draw:style-name="gr1" draw:text-style-name="P3" svg:width="14.943cm" svg:height="1.284cm" svg:x="0.054cm" svg:y="0.392cm" draw:control="control66"/>
          </table:table-cell>
          <table:table-cell table:number-columns-repeated="47"/>
        </table:table-row>
        <table:table-row table:style-name="ro13">
          <table:table-cell/>
          <table:table-cell table:style-name="ce16" office:value-type="string" calcext:value-type="string" table:number-columns-spanned="9" table:number-rows-spanned="1">
            <text:p>SOBRE LA OCULTACIÓN DE LA IDENTIDAD DEL AUTOR</text:p>
          </table:table-cell>
          <table:covered-table-cell table:number-columns-repeated="8"/>
          <table:table-cell table:number-columns-repeated="39"/>
        </table:table-row>
        <table:table-row table:style-name="ro15">
          <table:table-cell>
            <draw:control table:end-cell-address="FormularioISE.C15" table:end-x="1.743cm" table:end-y="2.054cm" draw:z-index="68" draw:style-name="gr1" draw:text-style-name="P3" svg:width="18.226cm" svg:height="1.313cm" svg:x="0.972cm" svg:y="0.741cm" draw:control="control67"/>
          </table:table-cell>
          <table:table-cell table:style-name="ce15"/>
          <table:table-cell/>
          <table:table-cell>
            <draw:control table:end-cell-address="FormularioISE.E15" table:end-x="0.958cm" table:end-y="1.848cm" draw:z-index="60" draw:text-style-name="P6" svg:width="2.778cm" svg:height="1.509cm" svg:x="0.448cm" svg:y="0.339cm" draw:control="control59"/>
          </table:table-cell>
          <table:table-cell>
            <draw:control table:end-cell-address="FormularioISE.J15" table:end-x="2.264cm" table:end-y="1.874cm" draw:z-index="46" draw:text-style-name="P7" svg:width="14.905cm" svg:height="1.508cm" svg:x="1.458cm" svg:y="0.366cm" draw:control="control45"/>
          </table:table-cell>
          <table:table-cell table:number-columns-repeated="44"/>
        </table:table-row>
        <table:table-row table:style-name="ro16">
          <table:table-cell/>
          <table:table-cell table:style-name="ce16" office:value-type="string" calcext:value-type="string" table:number-columns-spanned="9" table:number-rows-spanned="1">
            <text:p>CONTENIDOS BÁSICOS DE LA MEMORIA</text:p>
          </table:table-cell>
          <table:covered-table-cell table:number-columns-repeated="8"/>
          <table:table-cell table:number-columns-repeated="39"/>
        </table:table-row>
        <table:table-row table:style-name="ro12">
          <table:table-cell table:number-columns-repeated="49"/>
        </table:table-row>
        <table:table-row table:style-name="ro17">
          <table:table-cell>
            <draw:control table:end-cell-address="FormularioISE.B18" table:end-x="14.153cm" table:end-y="2.15cm" draw:z-index="69" draw:style-name="gr1" draw:text-style-name="P3" svg:width="14.423cm" svg:height="1.966cm" svg:x="0.839cm" svg:y="0.186cm" draw:control="control68"/>
          </table:table-cell>
          <table:table-cell table:style-name="ce15">
            <draw:control table:end-cell-address="FormularioISE.E18" table:end-x="1.064cm" table:end-y="1.482cm" draw:z-index="9" draw:text-style-name="P6" svg:width="7.27cm" svg:height="1.449cm" svg:x="14.673cm" svg:y="0.035cm" draw:control="control8"/>
            <draw:control table:end-cell-address="FormularioISE.E19" table:end-x="1.058cm" table:end-y="1.481cm" draw:z-index="10" draw:text-style-name="P6" svg:width="13.022cm" svg:height="1.807cm" svg:x="8.915cm" svg:y="2.091cm" draw:control="control9"/>
          </table:table-cell>
          <table:table-cell table:number-columns-repeated="2"/>
          <table:table-cell>
            <draw:control table:end-cell-address="FormularioISE.J19" table:end-x="2.264cm" table:end-y="1.478cm" draw:z-index="45" draw:text-style-name="P7" svg:width="14.905cm" svg:height="1.803cm" svg:x="1.458cm" svg:y="2.092cm" draw:control="control44"/>
            <draw:control table:end-cell-address="FormularioISE.J18" table:end-x="2.264cm" table:end-y="1.48cm" draw:z-index="47" draw:text-style-name="P7" svg:width="14.905cm" svg:height="1.437cm" svg:x="1.458cm" svg:y="0.045cm" draw:control="control46"/>
          </table:table-cell>
          <table:table-cell table:number-columns-repeated="44"/>
        </table:table-row>
        <table:table-row table:style-name="ro14">
          <table:table-cell>
            <draw:control table:end-cell-address="FormularioISE.B19" table:end-x="8.262cm" table:end-y="1.436cm" draw:z-index="70" draw:style-name="gr1" draw:text-style-name="P3" svg:width="8.532cm" svg:height="1.282cm" svg:x="0.839cm" svg:y="0.156cm" draw:control="control69"/>
          </table:table-cell>
          <table:table-cell table:style-name="ce15">
            <draw:control table:end-cell-address="FormularioISE.E20" table:end-x="1.127cm" table:end-y="1.478cm" draw:z-index="58" draw:text-style-name="P6" svg:width="13.131cm" svg:height="1.48cm" svg:x="8.875cm" svg:y="2.048cm" draw:control="control57"/>
          </table:table-cell>
          <table:table-cell table:number-columns-repeated="2"/>
          <table:table-cell>
            <draw:control table:end-cell-address="FormularioISE.K20" table:end-x="0.06cm" table:end-y="1.475cm" draw:z-index="59" draw:text-style-name="P7" svg:width="14.897cm" svg:height="1.476cm" svg:x="1.527cm" svg:y="2.049cm" draw:control="control58"/>
          </table:table-cell>
          <table:table-cell table:number-columns-repeated="44"/>
        </table:table-row>
        <table:table-row table:style-name="ro14">
          <table:table-cell>
            <draw:control table:end-cell-address="FormularioISE.B20" table:end-x="8.239cm" table:end-y="1.423cm" draw:z-index="71" draw:style-name="gr1" draw:text-style-name="P3" svg:width="8.509cm" svg:height="1.284cm" svg:x="0.839cm" svg:y="0.139cm" draw:control="control70"/>
          </table:table-cell>
          <table:table-cell table:style-name="ce15"/>
          <table:table-cell table:number-columns-repeated="47"/>
        </table:table-row>
        <table:table-row table:style-name="ro14">
          <table:table-cell>
            <draw:control table:end-cell-address="FormularioISE.B21" table:end-x="6.703cm" table:end-y="1.475cm" draw:z-index="72" draw:style-name="gr1" draw:text-style-name="P3" svg:width="6.973cm" svg:height="1.255cm" svg:x="0.839cm" svg:y="0.222cm" draw:control="control71"/>
          </table:table-cell>
          <table:table-cell>
            <draw:control table:end-cell-address="FormularioISE.E21" table:end-x="1.025cm" table:end-y="1.561cm" draw:z-index="11" draw:text-style-name="P6" svg:width="14.588cm" svg:height="1.446cm" svg:x="7.316cm" svg:y="0.117cm" draw:control="control10"/>
          </table:table-cell>
          <table:table-cell table:number-columns-repeated="2"/>
          <table:table-cell>
            <draw:control table:end-cell-address="FormularioISE.J21" table:end-x="2.23cm" table:end-y="1.562cm" draw:z-index="44" draw:text-style-name="P7" svg:width="14.904cm" svg:height="1.446cm" svg:x="1.425cm" svg:y="0.118cm" draw:control="control43"/>
          </table:table-cell>
          <table:table-cell table:number-columns-repeated="44"/>
        </table:table-row>
        <table:table-row table:style-name="ro14">
          <table:table-cell>
            <draw:control table:end-cell-address="FormularioISE.B22" table:end-x="7.143cm" table:end-y="1.406cm" draw:z-index="73" draw:style-name="gr1" draw:text-style-name="P3" svg:width="7.413cm" svg:height="1.282cm" svg:x="0.839cm" svg:y="0.126cm" draw:control="control72"/>
          </table:table-cell>
          <table:table-cell>
            <draw:control table:end-cell-address="FormularioISE.E22" table:end-x="1.061cm" table:end-y="1.49cm" draw:z-index="12" draw:text-style-name="P6" svg:width="13.654cm" svg:height="1.458cm" svg:x="8.286cm" svg:y="0.034cm" draw:control="control11"/>
            <draw:control table:end-cell-address="FormularioISE.E23" table:end-x="1.06cm" table:end-y="1.494cm" draw:z-index="13" draw:text-style-name="P6" svg:width="11.131cm" svg:height="1.494cm" svg:x="10.808cm" svg:y="2.05cm" draw:control="control12"/>
          </table:table-cell>
          <table:table-cell table:number-columns-repeated="2"/>
          <table:table-cell>
            <draw:control table:end-cell-address="FormularioISE.J23" table:end-x="2.264cm" table:end-y="1.494cm" draw:z-index="42" draw:text-style-name="P7" svg:width="14.905cm" svg:height="1.494cm" svg:x="1.458cm" svg:y="2.05cm" draw:control="control41"/>
            <draw:control table:end-cell-address="FormularioISE.J22" table:end-x="2.264cm" table:end-y="1.487cm" draw:z-index="43" draw:text-style-name="P7" svg:width="14.905cm" svg:height="1.455cm" svg:x="1.458cm" svg:y="0.034cm" draw:control="control42"/>
          </table:table-cell>
          <table:table-cell table:number-columns-repeated="44"/>
        </table:table-row>
        <table:table-row table:style-name="ro14">
          <table:table-cell>
            <draw:control table:end-cell-address="FormularioISE.B23" table:end-x="10.336cm" table:end-y="1.474cm" draw:z-index="74" draw:style-name="gr1" draw:text-style-name="P3" svg:width="10.606cm" svg:height="1.284cm" svg:x="0.839cm" svg:y="0.19cm" draw:control="control73"/>
          </table:table-cell>
          <table:table-cell table:number-columns-repeated="48"/>
        </table:table-row>
        <table:table-row table:style-name="ro14">
          <table:table-cell>
            <draw:control table:end-cell-address="FormularioISE.B24" table:end-x="9.273cm" table:end-y="1.458cm" draw:z-index="76" draw:style-name="gr1" draw:text-style-name="P3" svg:width="9.543cm" svg:height="1.277cm" svg:x="0.839cm" svg:y="0.183cm" draw:control="control75"/>
          </table:table-cell>
          <table:table-cell>
            <draw:control table:end-cell-address="FormularioISE.E24" table:end-x="1.061cm" table:end-y="1.498cm" draw:z-index="14" draw:text-style-name="P6" svg:width="12.179cm" svg:height="1.466cm" svg:x="9.761cm" svg:y="0.034cm" draw:control="control13"/>
            <draw:control table:end-cell-address="FormularioISE.E25" table:end-x="1.061cm" table:end-y="1.501cm" draw:z-index="15" draw:text-style-name="P6" svg:width="15.095cm" svg:height="1.501cm" svg:x="6.845cm" svg:y="2.05cm" draw:control="control14"/>
          </table:table-cell>
          <table:table-cell table:number-columns-repeated="2"/>
          <table:table-cell>
            <draw:control table:end-cell-address="FormularioISE.J25" table:end-x="2.264cm" table:end-y="1.499cm" draw:z-index="40" draw:text-style-name="P7" svg:width="14.905cm" svg:height="1.499cm" svg:x="1.458cm" svg:y="2.05cm" draw:control="control39"/>
            <draw:control table:end-cell-address="FormularioISE.J24" table:end-x="2.264cm" table:end-y="1.497cm" draw:z-index="41" draw:text-style-name="P7" svg:width="14.905cm" svg:height="1.455cm" svg:x="1.458cm" svg:y="0.044cm" draw:control="control40"/>
          </table:table-cell>
          <table:table-cell table:number-columns-repeated="44"/>
        </table:table-row>
        <table:table-row table:style-name="ro14">
          <table:table-cell>
            <draw:control table:end-cell-address="FormularioISE.B25" table:end-x="6.615cm" table:end-y="1.526cm" draw:z-index="77" draw:style-name="gr1" draw:text-style-name="P3" svg:width="6.885cm" svg:height="1.313cm" svg:x="0.839cm" svg:y="0.213cm" draw:control="control76"/>
          </table:table-cell>
          <table:table-cell>
            <draw:control table:end-cell-address="FormularioISE.E26" table:end-x="1.059cm" table:end-y="1.506cm" draw:z-index="16" draw:text-style-name="P6" svg:width="13.501cm" svg:height="1.515cm" svg:x="8.437cm" svg:y="2.041cm" draw:control="control15"/>
          </table:table-cell>
          <table:table-cell table:number-columns-repeated="2"/>
          <table:table-cell>
            <draw:control table:end-cell-address="FormularioISE.J26" table:end-x="2.264cm" table:end-y="1.509cm" draw:z-index="39" draw:text-style-name="P7" svg:width="14.905cm" svg:height="1.511cm" svg:x="1.458cm" svg:y="2.048cm" draw:control="control38"/>
          </table:table-cell>
          <table:table-cell table:number-columns-repeated="44"/>
        </table:table-row>
        <table:table-row table:style-name="ro14">
          <table:table-cell>
            <draw:control table:end-cell-address="FormularioISE.B26" table:end-x="7.89cm" table:end-y="1.381cm" draw:z-index="75" draw:style-name="gr1" draw:text-style-name="P3" svg:width="8.16cm" svg:height="1.286cm" svg:x="0.839cm" svg:y="0.095cm" draw:control="control74"/>
          </table:table-cell>
          <table:table-cell table:number-columns-repeated="48"/>
        </table:table-row>
        <table:table-row table:style-name="ro12">
          <table:table-cell table:number-columns-repeated="49"/>
        </table:table-row>
        <table:table-row table:style-name="ro13">
          <table:table-cell/>
          <table:table-cell table:style-name="ce17" office:value-type="string" calcext:value-type="string" table:number-columns-spanned="9" table:number-rows-spanned="1">
            <text:p>VALORACIÓN TÉCNICA DEL TRABAJO</text:p>
          </table:table-cell>
          <table:covered-table-cell table:number-columns-repeated="8"/>
          <table:table-cell table:number-columns-repeated="39"/>
        </table:table-row>
        <table:table-row table:style-name="ro12">
          <table:table-cell table:number-columns-repeated="49"/>
        </table:table-row>
        <table:table-row table:style-name="ro14">
          <table:table-cell>
            <draw:control table:end-cell-address="FormularioISE.B30" table:end-x="7.04cm" table:end-y="1.496cm" draw:z-index="78" draw:style-name="gr1" draw:text-style-name="P3" svg:width="7.167cm" svg:height="1.255cm" svg:x="0.982cm" svg:y="0.243cm" draw:control="control77"/>
          </table:table-cell>
          <table:table-cell>
            <draw:control table:end-cell-address="FormularioISE.E30" table:end-x="1.06cm" table:end-y="1.526cm" draw:z-index="17" draw:text-style-name="P6" svg:width="14.603cm" svg:height="1.45cm" svg:x="7.336cm" svg:y="0.078cm" draw:control="control16"/>
          </table:table-cell>
          <table:table-cell table:number-columns-repeated="2"/>
          <table:table-cell>
            <draw:control table:end-cell-address="FormularioISE.J30" table:end-x="2.252cm" table:end-y="1.52cm" draw:z-index="33" draw:text-style-name="P7" svg:width="14.905cm" svg:height="1.446cm" svg:x="1.446cm" svg:y="0.076cm" draw:control="control32"/>
          </table:table-cell>
          <table:table-cell table:number-columns-repeated="44"/>
        </table:table-row>
        <table:table-row table:style-name="ro14">
          <table:table-cell>
            <draw:control table:end-cell-address="FormularioISE.B31" table:end-x="13.746cm" table:end-y="1.907cm" draw:z-index="79" draw:style-name="gr1" draw:text-style-name="P3" svg:width="13.873cm" svg:height="1.687cm" svg:x="0.982cm" svg:y="0.222cm" draw:control="control78"/>
          </table:table-cell>
          <table:table-cell>
            <draw:control table:end-cell-address="FormularioISE.E31" table:end-x="1.06cm" table:end-y="1.531cm" draw:z-index="18" draw:text-style-name="P6" svg:width="7.987cm" svg:height="1.473cm" svg:x="13.952cm" svg:y="0.06cm" draw:control="control17"/>
          </table:table-cell>
          <table:table-cell table:number-columns-repeated="2"/>
          <table:table-cell>
            <draw:control table:end-cell-address="FormularioISE.J31" table:end-x="2.264cm" table:end-y="1.498cm" draw:z-index="34" draw:text-style-name="P7" svg:width="14.905cm" svg:height="1.464cm" svg:x="1.458cm" svg:y="0.036cm" draw:control="control33"/>
            <draw:control table:end-cell-address="FormularioISE.J32" table:end-x="2.264cm" table:end-y="1.506cm" draw:z-index="35" draw:text-style-name="P7" svg:width="14.905cm" svg:height="1.506cm" svg:x="1.458cm" svg:y="2.05cm" draw:control="control34"/>
          </table:table-cell>
          <table:table-cell table:number-columns-repeated="44"/>
        </table:table-row>
        <table:table-row table:style-name="ro14">
          <table:table-cell>
            <draw:control table:end-cell-address="FormularioISE.B32" table:end-x="6.981cm" table:end-y="1.812cm" draw:z-index="80" draw:style-name="gr1" draw:text-style-name="P3" svg:width="7.108cm" svg:height="1.293cm" svg:x="0.982cm" svg:y="0.519cm" draw:control="control79"/>
          </table:table-cell>
          <table:table-cell>
            <draw:control table:end-cell-address="FormularioISE.E32" table:end-x="1.06cm" table:end-y="1.54cm" draw:z-index="19" draw:text-style-name="P6" svg:width="14.701cm" svg:height="1.481cm" svg:x="7.238cm" svg:y="0.059cm" draw:control="control18"/>
          </table:table-cell>
          <table:table-cell table:number-columns-repeated="47"/>
        </table:table-row>
        <table:table-row table:style-name="ro14">
          <table:table-cell>
            <draw:control table:end-cell-address="FormularioISE.B33" table:end-x="7.112cm" table:end-y="1.874cm" draw:z-index="81" draw:style-name="gr1" draw:text-style-name="P3" svg:width="7.239cm" svg:height="1.607cm" svg:x="0.982cm" svg:y="0.269cm" draw:control="control80"/>
          </table:table-cell>
          <table:table-cell>
            <draw:control table:end-cell-address="FormularioISE.E33" table:end-x="1.06cm" table:end-y="1.553cm" draw:z-index="20" draw:text-style-name="P6" svg:width="14.603cm" svg:height="1.452cm" svg:x="7.336cm" svg:y="0.103cm" draw:control="control19"/>
          </table:table-cell>
          <table:table-cell table:number-columns-repeated="2"/>
          <table:table-cell>
            <draw:control table:end-cell-address="FormularioISE.J33" table:end-x="2.264cm" table:end-y="1.512cm" draw:z-index="36" draw:text-style-name="P7" svg:width="14.905cm" svg:height="1.443cm" svg:x="1.458cm" svg:y="0.071cm" draw:control="control35"/>
          </table:table-cell>
          <table:table-cell table:number-columns-repeated="44"/>
        </table:table-row>
        <table:table-row table:style-name="ro14">
          <table:table-cell>
            <draw:control table:end-cell-address="FormularioISE.B34" table:end-x="8.651cm" table:end-y="1.732cm" draw:z-index="82" draw:style-name="gr1" draw:text-style-name="P3" svg:width="8.778cm" svg:height="1.286cm" svg:x="0.982cm" svg:y="0.448cm" draw:control="control81"/>
          </table:table-cell>
          <table:table-cell>
            <draw:control table:end-cell-address="FormularioISE.E34" table:end-x="1.062cm" table:end-y="1.558cm" draw:z-index="21" draw:text-style-name="P6" svg:width="12.049cm" svg:height="1.475cm" svg:x="9.892cm" svg:y="0.085cm" draw:control="control20"/>
          </table:table-cell>
          <table:table-cell table:number-columns-repeated="2"/>
          <table:table-cell>
            <draw:control table:end-cell-address="FormularioISE.J34" table:end-x="2.264cm" table:end-y="1.512cm" draw:z-index="37" draw:text-style-name="P7" svg:width="14.905cm" svg:height="1.467cm" svg:x="1.458cm" svg:y="0.047cm" draw:control="control36"/>
          </table:table-cell>
          <table:table-cell table:number-columns-repeated="44"/>
        </table:table-row>
        <table:table-row table:style-name="ro14">
          <table:table-cell>
            <draw:control table:end-cell-address="FormularioISE.B35" table:end-x="8.033cm" table:end-y="1.539cm" draw:z-index="83" draw:style-name="gr1" draw:text-style-name="P3" svg:width="8.16cm" svg:height="1.284cm" svg:x="0.982cm" svg:y="0.255cm" draw:control="control82"/>
          </table:table-cell>
          <table:table-cell>
            <draw:control table:end-cell-address="FormularioISE.E35" table:end-x="1.06cm" table:end-y="1.565cm" draw:z-index="22" draw:text-style-name="P6" svg:width="13.226cm" svg:height="1.482cm" svg:x="8.713cm" svg:y="0.083cm" draw:control="control21"/>
          </table:table-cell>
          <table:table-cell table:number-columns-repeated="2"/>
          <table:table-cell>
            <draw:control table:end-cell-address="FormularioISE.J35" table:end-x="2.264cm" table:end-y="1.52cm" draw:z-index="38" draw:text-style-name="P7" svg:width="14.905cm" svg:height="1.478cm" svg:x="1.458cm" svg:y="0.042cm" draw:control="control37"/>
          </table:table-cell>
          <table:table-cell table:number-columns-repeated="44"/>
        </table:table-row>
        <table:table-row table:style-name="ro12">
          <table:table-cell table:number-columns-repeated="49"/>
        </table:table-row>
        <table:table-row table:style-name="ro13">
          <table:table-cell/>
          <table:table-cell table:style-name="ce17" office:value-type="string" calcext:value-type="string" table:number-columns-spanned="9" table:number-rows-spanned="1">
            <text:p>GRADO DE CONSECUCIÓN DEL OBJETIVO DEL TRABAJO</text:p>
          </table:table-cell>
          <table:covered-table-cell table:number-columns-repeated="8"/>
          <table:table-cell table:number-columns-repeated="39"/>
        </table:table-row>
        <table:table-row table:style-name="ro12">
          <table:table-cell table:number-columns-repeated="49"/>
        </table:table-row>
        <table:table-row table:style-name="ro14">
          <table:table-cell>
            <draw:control table:end-cell-address="FormularioISE.B40" table:end-x="10.387cm" table:end-y="0.016cm" draw:z-index="84" draw:style-name="gr1" draw:text-style-name="P3" svg:width="10.514cm" svg:height="1.838cm" svg:x="0.982cm" svg:y="0.229cm" draw:control="control83"/>
          </table:table-cell>
          <table:table-cell>
            <draw:control table:end-cell-address="FormularioISE.E39" table:end-x="1.064cm" table:end-y="1.53cm" draw:z-index="23" draw:text-style-name="P6" svg:width="11.43cm" svg:height="1.481cm" svg:x="10.513cm" svg:y="0.049cm" draw:control="control22"/>
          </table:table-cell>
          <table:table-cell table:number-columns-repeated="2"/>
          <table:table-cell>
            <draw:control table:end-cell-address="FormularioISE.J39" table:end-x="2.264cm" table:end-y="1.51cm" draw:z-index="48" draw:text-style-name="P7" svg:width="14.905cm" svg:height="1.479cm" svg:x="1.458cm" svg:y="0.031cm" draw:control="control47"/>
          </table:table-cell>
          <table:table-cell table:number-columns-repeated="44"/>
        </table:table-row>
        <table:table-row table:style-name="ro14">
          <table:table-cell>
            <draw:control table:end-cell-address="FormularioISE.B40" table:end-x="10.321cm" table:end-y="1.524cm" draw:z-index="85" draw:style-name="gr1" draw:text-style-name="P3" svg:width="10.448cm" svg:height="1.286cm" svg:x="0.982cm" svg:y="0.24cm" draw:control="control84"/>
          </table:table-cell>
          <table:table-cell>
            <draw:control table:end-cell-address="FormularioISE.E40" table:end-x="1.062cm" table:end-y="1.536cm" draw:z-index="24" draw:text-style-name="P6" svg:width="11.363cm" svg:height="1.482cm" svg:x="10.578cm" svg:y="0.056cm" draw:control="control23"/>
          </table:table-cell>
          <table:table-cell table:number-columns-repeated="2"/>
          <table:table-cell>
            <draw:control table:end-cell-address="FormularioISE.J40" table:end-x="2.264cm" table:end-y="1.51cm" draw:z-index="49" draw:text-style-name="P7" svg:width="14.905cm" svg:height="1.478cm" svg:x="1.458cm" svg:y="0.034cm" draw:control="control48"/>
          </table:table-cell>
          <table:table-cell table:number-columns-repeated="44"/>
        </table:table-row>
        <table:table-row table:style-name="ro14">
          <table:table-cell>
            <draw:control table:end-cell-address="FormularioISE.B41" table:end-x="5.937cm" table:end-y="1.529cm" draw:z-index="86" draw:style-name="gr1" draw:text-style-name="P3" svg:width="6.064cm" svg:height="1.313cm" svg:x="0.982cm" svg:y="0.216cm" draw:control="control85"/>
          </table:table-cell>
          <table:table-cell>
            <draw:control table:end-cell-address="FormularioISE.E41" table:end-x="1.058cm" table:end-y="1.542cm" draw:z-index="25" draw:text-style-name="P6" svg:width="15.855cm" svg:height="1.502cm" svg:x="6.082cm" svg:y="0.04cm" draw:control="control24"/>
          </table:table-cell>
          <table:table-cell table:number-columns-repeated="2"/>
          <table:table-cell>
            <draw:control table:end-cell-address="FormularioISE.J41" table:end-x="2.264cm" table:end-y="1.513cm" draw:z-index="51" draw:text-style-name="P7" svg:width="14.905cm" svg:height="1.498cm" svg:x="1.458cm" svg:y="0.015cm" draw:control="control50"/>
          </table:table-cell>
          <table:table-cell table:number-columns-repeated="44"/>
        </table:table-row>
        <table:table-row table:style-name="ro12">
          <table:table-cell table:number-columns-repeated="49"/>
        </table:table-row>
        <table:table-row table:style-name="ro13">
          <table:table-cell/>
          <table:table-cell table:style-name="ce17" office:value-type="string" calcext:value-type="string" table:number-columns-spanned="9" table:number-rows-spanned="1">
            <text:p>SOBRE LAS TRANSPARENCIAS PARA LA EXPOSICIÓN DEL TRABAJO</text:p>
          </table:table-cell>
          <table:covered-table-cell table:number-columns-repeated="8"/>
          <table:table-cell table:number-columns-repeated="39"/>
        </table:table-row>
        <table:table-row table:style-name="ro12">
          <table:table-cell table:number-columns-repeated="49"/>
        </table:table-row>
        <table:table-row table:style-name="ro14">
          <table:table-cell>
            <draw:control table:end-cell-address="FormularioISE.B45" table:end-x="7.137cm" table:end-y="1.708cm" draw:z-index="87" draw:style-name="gr1" draw:text-style-name="P3" svg:width="7.264cm" svg:height="1.293cm" svg:x="0.982cm" svg:y="0.415cm" draw:control="control86"/>
          </table:table-cell>
          <table:table-cell>
            <draw:control table:end-cell-address="FormularioISE.E45" table:end-x="1.058cm" table:end-y="1.508cm" draw:z-index="26" draw:text-style-name="P6" svg:width="14.589cm" svg:height="1.504cm" svg:x="7.348cm" svg:y="0.004cm" draw:control="control25"/>
          </table:table-cell>
          <table:table-cell table:number-columns-repeated="2"/>
          <table:table-cell>
            <draw:control table:end-cell-address="FormularioISE.J45" table:end-x="2.264cm" table:end-y="1.506cm" draw:z-index="50" draw:text-style-name="P7" svg:width="14.905cm" svg:height="1.502cm" svg:x="1.458cm" svg:y="0.004cm" draw:control="control49"/>
          </table:table-cell>
          <table:table-cell table:number-columns-repeated="44"/>
        </table:table-row>
        <table:table-row table:style-name="ro14">
          <table:table-cell>
            <draw:control table:end-cell-address="FormularioISE.B46" table:end-x="7.04cm" table:end-y="1.718cm" draw:z-index="88" draw:style-name="gr1" draw:text-style-name="P3" svg:width="7.167cm" svg:height="1.255cm" svg:x="0.982cm" svg:y="0.465cm" draw:control="control87"/>
          </table:table-cell>
          <table:table-cell>
            <draw:control table:end-cell-address="FormularioISE.E46" table:end-x="1.058cm" table:end-y="1.518cm" draw:z-index="27" draw:text-style-name="P6" svg:width="14.589cm" svg:height="1.447cm" svg:x="7.348cm" svg:y="0.073cm" draw:control="control26"/>
          </table:table-cell>
          <table:table-cell table:number-columns-repeated="2"/>
          <table:table-cell>
            <draw:control table:end-cell-address="FormularioISE.J46" table:end-x="2.264cm" table:end-y="1.512cm" draw:z-index="52" draw:text-style-name="P7" svg:width="14.905cm" svg:height="1.443cm" svg:x="1.458cm" svg:y="0.071cm" draw:control="control51"/>
          </table:table-cell>
          <table:table-cell table:number-columns-repeated="44"/>
        </table:table-row>
        <table:table-row table:style-name="ro14">
          <table:table-cell>
            <draw:control table:end-cell-address="FormularioISE.B47" table:end-x="8.033cm" table:end-y="1.526cm" draw:z-index="89" draw:style-name="gr1" draw:text-style-name="P3" svg:width="8.16cm" svg:height="1.284cm" svg:x="0.982cm" svg:y="0.244cm" draw:control="control88"/>
          </table:table-cell>
          <table:table-cell>
            <draw:control table:end-cell-address="FormularioISE.E47" table:end-x="1.062cm" table:end-y="1.526cm" draw:z-index="28" draw:text-style-name="P6" svg:width="13.624cm" svg:height="1.475cm" svg:x="8.317cm" svg:y="0.053cm" draw:control="control27"/>
          </table:table-cell>
          <table:table-cell table:number-columns-repeated="2"/>
          <table:table-cell>
            <draw:control table:end-cell-address="FormularioISE.J47" table:end-x="2.264cm" table:end-y="1.512cm" draw:z-index="53" draw:text-style-name="P7" svg:width="14.905cm" svg:height="1.467cm" svg:x="1.458cm" svg:y="0.047cm" draw:control="control52"/>
          </table:table-cell>
          <table:table-cell table:number-columns-repeated="44"/>
        </table:table-row>
        <table:table-row table:style-name="ro12">
          <table:table-cell table:number-columns-repeated="49"/>
        </table:table-row>
        <table:table-row table:style-name="ro13">
          <table:table-cell/>
          <table:table-cell table:style-name="ce17" office:value-type="string" calcext:value-type="string" table:number-columns-spanned="9" table:number-rows-spanned="1">
            <text:p>SOBRE LAS PREGUNTAS A CONTESTAR EN LA EXPOSICIÓN</text:p>
          </table:table-cell>
          <table:covered-table-cell table:number-columns-repeated="8"/>
          <table:table-cell table:number-columns-repeated="39"/>
        </table:table-row>
        <table:table-row table:style-name="ro12">
          <table:table-cell/>
          <table:table-cell>
            <draw:control table:end-cell-address="FormularioISE.E51" table:end-x="1.058cm" table:end-y="1.484cm" draw:z-index="29" draw:text-style-name="P6" svg:width="14.589cm" svg:height="1.503cm" svg:x="7.348cm" svg:y="0.339cm" draw:control="control28"/>
          </table:table-cell>
          <table:table-cell table:number-columns-repeated="47"/>
        </table:table-row>
        <table:table-row table:style-name="ro14">
          <table:table-cell>
            <draw:control table:end-cell-address="FormularioISE.B51" table:end-x="6.878cm" table:end-y="1.699cm" draw:z-index="90" draw:style-name="gr1" draw:text-style-name="P3" svg:width="7.005cm" svg:height="1.313cm" svg:x="0.982cm" svg:y="0.386cm" draw:control="control89"/>
          </table:table-cell>
          <table:table-cell>
            <draw:control table:end-cell-address="FormularioISE.E52" table:end-x="1.058cm" table:end-y="1.497cm" draw:z-index="30" draw:text-style-name="P6" svg:width="14.589cm" svg:height="1.515cm" svg:x="7.348cm" svg:y="2.032cm" draw:control="control29"/>
          </table:table-cell>
          <table:table-cell table:number-columns-repeated="2"/>
          <table:table-cell>
            <draw:control table:end-cell-address="FormularioISE.J51" table:end-x="2.264cm" table:end-y="1.5cm" draw:z-index="54" draw:text-style-name="P7" svg:width="14.905cm" svg:height="1.499cm" svg:x="1.458cm" svg:y="0.001cm" draw:control="control53"/>
            <draw:control table:end-cell-address="FormularioISE.J52" table:end-x="2.264cm" table:end-y="1.509cm" draw:z-index="55" draw:text-style-name="P7" svg:width="14.905cm" svg:height="1.511cm" svg:x="1.458cm" svg:y="2.048cm" draw:control="control54"/>
          </table:table-cell>
          <table:table-cell table:number-columns-repeated="44"/>
        </table:table-row>
        <table:table-row table:style-name="ro14">
          <table:table-cell>
            <draw:control table:end-cell-address="FormularioISE.B52" table:end-x="7.007cm" table:end-y="1.711cm" draw:z-index="91" draw:style-name="gr1" draw:text-style-name="P3" svg:width="7.134cm" svg:height="1.286cm" svg:x="0.982cm" svg:y="0.425cm" draw:control="control90"/>
          </table:table-cell>
          <table:table-cell table:number-columns-repeated="48"/>
        </table:table-row>
        <table:table-row table:style-name="ro14">
          <table:table-cell>
            <draw:control table:end-cell-address="FormularioISE.B53" table:end-x="6.748cm" table:end-y="1.418cm" draw:z-index="92" draw:style-name="gr1" draw:text-style-name="P3" svg:width="6.875cm" svg:height="1.284cm" svg:x="0.982cm" svg:y="0.136cm" draw:control="control91"/>
          </table:table-cell>
          <table:table-cell>
            <draw:control table:end-cell-address="FormularioISE.E53" table:end-x="1.058cm" table:end-y="1.501cm" draw:z-index="31" draw:text-style-name="P6" svg:width="14.589cm" svg:height="1.469cm" svg:x="7.348cm" svg:y="0.034cm" draw:control="control30"/>
            <draw:control table:end-cell-address="FormularioISE.E54" table:end-x="1.058cm" table:end-y="1.509cm" draw:z-index="32" draw:text-style-name="P6" svg:width="14.589cm" svg:height="1.509cm" svg:x="7.348cm" svg:y="2.05cm" draw:control="control31"/>
          </table:table-cell>
          <table:table-cell table:number-columns-repeated="2"/>
          <table:table-cell>
            <draw:control table:end-cell-address="FormularioISE.J53" table:end-x="2.264cm" table:end-y="1.51cm" draw:z-index="56" draw:text-style-name="P7" svg:width="14.905cm" svg:height="1.478cm" svg:x="1.458cm" svg:y="0.034cm" draw:control="control55"/>
          </table:table-cell>
          <table:table-cell table:number-columns-repeated="44"/>
        </table:table-row>
        <table:table-row table:style-name="ro14">
          <table:table-cell>
            <draw:control table:end-cell-address="FormularioISE.B54" table:end-x="7.007cm" table:end-y="1.725cm" draw:z-index="93" draw:style-name="gr1" draw:text-style-name="P3" svg:width="7.134cm" svg:height="1.313cm" svg:x="0.982cm" svg:y="0.412cm" draw:control="control92"/>
          </table:table-cell>
          <table:table-cell table:number-columns-repeated="3"/>
          <table:table-cell>
            <draw:control table:end-cell-address="FormularioISE.J54" table:end-x="2.264cm" table:end-y="1.513cm" draw:z-index="57" draw:text-style-name="P7" svg:width="14.905cm" svg:height="1.498cm" svg:x="1.458cm" svg:y="0.015cm" draw:control="control56"/>
          </table:table-cell>
          <table:table-cell table:number-columns-repeated="44"/>
        </table:table-row>
        <table:table-row table:style-name="ro13">
          <table:table-cell/>
          <table:table-cell table:style-name="ce17" office:value-type="string" calcext:value-type="string" table:number-columns-spanned="9" table:number-rows-spanned="1">
            <text:p>VALORACIÓN FINAL</text:p>
          </table:table-cell>
          <table:covered-table-cell table:number-columns-repeated="8"/>
          <table:table-cell table:number-columns-repeated="39"/>
        </table:table-row>
        <table:table-row table:style-name="ro12">
          <table:table-cell/>
          <table:table-cell>
            <draw:control table:end-cell-address="FormularioISE.J58" table:end-x="2.034cm" table:end-y="0.023cm" draw:z-index="95" draw:style-name="gr1" draw:text-style-name="P3" svg:width="29.479cm" svg:height="1.149cm" svg:x="7.531cm" svg:y="0.315cm" draw:control="control94"/>
          </table:table-cell>
          <table:table-cell table:number-columns-repeated="47"/>
        </table:table-row>
        <table:table-row table:style-name="ro18">
          <table:table-cell table:number-columns-repeated="49"/>
        </table:table-row>
        <table:table-row table:style-name="ro14">
          <table:table-cell/>
          <table:table-cell>
            <draw:control table:end-cell-address="FormularioISE.J60" table:end-x="2.265cm" table:end-y="0.792cm" draw:z-index="94" draw:text-style-name="P8" svg:width="29.968cm" svg:height="4.792cm" svg:x="7.273cm" svg:y="0.099cm" draw:control="control93"/>
          </table:table-cell>
          <table:table-cell table:number-columns-repeated="47"/>
        </table:table-row>
        <table:table-row table:style-name="ro14">
          <table:table-cell table:number-columns-repeated="49"/>
        </table:table-row>
        <table:table-row table:style-name="ro14">
          <table:table-cell/>
          <table:table-cell>
            <draw:control table:end-cell-address="FormularioISE.J61" table:end-x="2.196cm" table:end-y="0.173cm" draw:z-index="97" draw:style-name="gr1" draw:text-style-name="P3" svg:width="29.609cm" svg:height="1.001cm" svg:x="7.563cm" svg:y="1.222cm" draw:control="control96"/>
          </table:table-cell>
          <table:table-cell table:number-columns-repeated="47"/>
        </table:table-row>
        <table:table-row table:style-name="ro19">
          <table:table-cell/>
          <table:table-cell>
            <draw:control table:end-cell-address="FormularioISE.K64" table:end-x="0.03cm" table:end-y="0.748cm" draw:z-index="96" draw:text-style-name="P8" svg:width="29.966cm" svg:height="5.411cm" svg:x="7.305cm" svg:y="0.397cm" draw:control="control95"/>
          </table:table-cell>
          <table:table-cell table:number-columns-repeated="47"/>
        </table:table-row>
        <table:table-row table:style-name="ro14" table:number-rows-repeated="1048512">
          <table:table-cell table:number-columns-repeated="49"/>
        </table:table-row>
        <table:table-row table:style-name="ro20" table:number-rows-repeated="2">
          <table:table-cell table:number-columns-repeated="49"/>
        </table:table-row>
        <table:table-row table:style-name="ro20">
          <table:table-cell table:number-columns-repeated="4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 svg:font-family="'Segoe U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xx" style:country-asian="none" style:font-name-complex="Tahoma" style:language-complex="zxx" style:country-complex="none"/>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Times New Roman" fo:font-size="12pt" fo:language="es" fo:country="ES" style:letter-kerning="true" style:font-family-asian="'Segoe UI'" style:font-family-generic-asian="system" style:font-pitch-asian="variable" style:font-size-asian="24pt" style:language-asian="zxx" style:country-asian="none" style:font-name-complex="Tahoma" style:font-size-complex="24pt" style:language-complex="zxx" style:country-complex="none"/>
    </style:default-style>
    <number:number-style style:name="N0">
      <number:number number:min-integer-digits="1"/>
    </number:number-style>
    <number:currency-style style:name="N104P0" style:volatile="true">
      <number:number number:decimal-places="2" number:min-integer-digits="1" number:grouping="true"/>
      <number:text> </number:text>
      <number:currency-symbol>€</number:currency-symbol>
    </number:currency-style>
    <number:currency-style style:name="N104">
      <style:text-properties fo:color="#ff0000"/>
      <number:text>-</number:text>
      <number:number number:decimal-places="2" number:min-integer-digits="1" number:grouping="true"/>
      <number:text> </number:text>
      <number:currency-symbol>€</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8">00/00/0000</text:date>, <text:time style:data-style-name="N2" text:time-value="20:05:20.81831667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8T23:20:05.41</meta:creation-date>
    <dc:date>2016-05-28T23:36:10.319094522</dc:date>
    <meta:editing-duration>P1DT19H52M32S</meta:editing-duration>
    <meta:editing-cycles>222</meta:editing-cycles>
    <meta:generator>LibreOffice/4.2.8.2$Linux_X86_64 LibreOffice_project/420m0$Build-2</meta:generator>
    <meta:document-statistic meta:table-count="3" meta:cell-count="395" meta:object-count="98"/>
  </office:meta>
</office:document-meta>
</file>